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RequiredClass">
      <style:graphic-properties fo:min-height="0.549cm" fo:min-width="3.039cm"/>
      <style:paragraph-properties style:writing-mode="lr-tb"/>
    </style:style>
    <style:style style:name="gr307" style:family="graphic" style:parent-style-name="RequiredClass">
      <style:graphic-properties fo:min-height="0.55cm" fo:min-width="3.66cm"/>
      <style:paragraph-properties style:writing-mode="lr-tb"/>
    </style:style>
    <style:style style:name="gr308" style:family="graphic" style:parent-style-name="RequiredClass">
      <style:graphic-properties fo:min-height="0.55cm" fo:min-width="2.765cm"/>
      <style:paragraph-properties style:writing-mode="lr-tb"/>
    </style:style>
    <style:style style:name="gr309" style:family="graphic" style:parent-style-name="RequiredClass">
      <style:graphic-properties fo:min-height="0.55cm" fo:min-width="2.586cm"/>
      <style:paragraph-properties style:writing-mode="lr-tb"/>
    </style:style>
    <style:style style:name="gr310" style:family="graphic" style:parent-style-name="RequiredClass">
      <style:graphic-properties fo:min-height="0.55cm" fo:min-width="1.776cm"/>
      <style:paragraph-properties style:writing-mode="lr-tb"/>
    </style:style>
    <style:style style:name="gr311" style:family="graphic" style:parent-style-name="OptionalDeco">
      <style:graphic-properties fo:min-height="0.55cm" fo:min-width="3.694cm"/>
      <style:paragraph-properties style:writing-mode="lr-tb"/>
    </style:style>
    <style:style style:name="gr312" style:family="graphic" style:parent-style-name="OptionalDeco">
      <style:graphic-properties fo:min-height="1.056cm" fo:min-width="4.286cm"/>
      <style:paragraph-properties style:writing-mode="lr-tb"/>
    </style:style>
    <style:style style:name="gr313" style:family="graphic" style:parent-style-name="OptionalDeco">
      <style:graphic-properties fo:min-height="1.056cm" fo:min-width="4.487cm"/>
      <style:paragraph-properties style:writing-mode="lr-tb"/>
    </style:style>
    <style:style style:name="gr314" style:family="graphic" style:parent-style-name="RequiredClass">
      <style:graphic-properties fo:min-height="0.55cm" fo:min-width="2.208cm"/>
      <style:paragraph-properties style:writing-mode="lr-tb"/>
    </style:style>
    <style:style style:name="gr315" style:family="graphic" style:parent-style-name="RequiredClass">
      <style:graphic-properties fo:min-height="0.55cm" fo:min-width="2.996cm"/>
      <style:paragraph-properties style:writing-mode="lr-tb"/>
    </style:style>
    <style:style style:name="gr316" style:family="graphic" style:parent-style-name="RequiredClass">
      <style:graphic-properties fo:min-height="0.55cm" fo:min-width="5.699cm"/>
      <style:paragraph-properties style:writing-mode="lr-tb"/>
    </style:style>
    <style:style style:name="gr317" style:family="graphic" style:parent-style-name="OptionalDeco">
      <style:graphic-properties fo:min-height="0.549cm" fo:min-width="3.122cm"/>
      <style:paragraph-properties style:writing-mode="lr-tb"/>
    </style:style>
    <style:style style:name="gr318" style:family="graphic" style:parent-style-name="RequiredClass">
      <style:graphic-properties draw:fill-color="#ffffff"/>
      <style:paragraph-properties style:writing-mode="lr-tb"/>
    </style:style>
    <style:style style:name="gr319" style:family="graphic" style:parent-style-name="RequiredClass">
      <style:graphic-properties draw:fill-color="#ffa6a6" fo:min-height="0.55cm" fo:min-width="2.515cm"/>
      <style:paragraph-properties style:writing-mode="lr-tb"/>
    </style:style>
    <style:style style:name="gr320" style:family="graphic" style:parent-style-name="RequiredClass">
      <style:graphic-properties draw:fill-color="#ffa6a6" fo:min-height="0.55cm" fo:min-width="3.898cm"/>
      <style:paragraph-properties style:writing-mode="lr-tb"/>
    </style:style>
    <style:style style:name="gr321" style:family="graphic" style:parent-style-name="RequiredClass">
      <style:graphic-properties draw:fill-color="#ffa6a6" fo:min-height="0.55cm" fo:min-width="2.608cm"/>
      <style:paragraph-properties style:writing-mode="lr-tb"/>
    </style:style>
    <style:style style:name="gr322" style:family="graphic" style:parent-style-name="RequiredClass">
      <style:graphic-properties draw:fill-color="#ffa6a6" fo:min-height="0.55cm" fo:min-width="2.747cm"/>
      <style:paragraph-properties style:writing-mode="lr-tb"/>
    </style:style>
    <style:style style:name="gr323" style:family="graphic" style:parent-style-name="RequiredClass">
      <style:graphic-properties draw:fill-color="#ffa6a6" fo:min-height="0.55cm" fo:min-width="3.194cm"/>
      <style:paragraph-properties style:writing-mode="lr-tb"/>
    </style:style>
    <style:style style:name="gr324" style:family="graphic" style:parent-style-name="standard">
      <style:graphic-properties draw:stroke="none" draw:fill="none" fo:min-height="4.026cm"/>
      <style:paragraph-properties style:writing-mode="lr-tb"/>
    </style:style>
    <style:style style:name="gr325" style:family="graphic" style:parent-style-name="OptionalDeco">
      <style:graphic-properties fo:min-height="0.55cm" fo:min-width="3.852cm"/>
      <style:paragraph-properties style:writing-mode="lr-tb"/>
    </style:style>
    <style:style style:name="gr3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graphic-properties draw:stroke="none" draw:fill="none" fo:min-height="3.391cm"/>
      <style:paragraph-properties style:writing-mode="lr-tb"/>
    </style:style>
    <style:style style:name="gr330" style:family="graphic" style:parent-style-name="standard">
      <style:graphic-properties draw:stroke="none" svg:stroke-color="#000000" draw:fill="none" draw:fill-color="#ffffff" fo:min-height="1.014cm"/>
      <style:paragraph-properties style:writing-mode="lr-tb"/>
    </style:style>
    <style:style style:name="gr331" style:family="graphic" style:parent-style-name="standard">
      <style:graphic-properties draw:stroke="none" draw:fill="none" fo:min-height="4.025cm"/>
      <style:paragraph-properties style:writing-mode="lr-tb"/>
    </style:style>
    <style:style style:name="gr332" style:family="graphic" style:parent-style-name="standard">
      <style:graphic-properties draw:stroke="none" draw:fill="none" fo:min-height="9.364cm"/>
      <style:paragraph-properties style:writing-mode="lr-tb"/>
    </style:style>
    <style:style style:name="gr3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OptionalDeco">
      <style:graphic-properties fo:min-height="0.55cm" fo:min-width="3.884cm"/>
      <style:paragraph-properties style:writing-mode="lr-tb"/>
    </style:style>
    <style:style style:name="gr337"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38"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39" style:family="graphic" style:parent-style-name="standard">
      <style:graphic-properties draw:stroke="none" svg:stroke-color="#000000" draw:fill="none" draw:fill-color="#ffffff" fo:min-height="4.335cm"/>
      <style:paragraph-properties style:writing-mode="lr-tb"/>
    </style:style>
    <style:style style:name="gr340" style:family="graphic" style:parent-style-name="OptionalDeco">
      <style:graphic-properties fo:min-height="0.504cm" fo:min-width="3.909cm"/>
      <style:paragraph-properties style:writing-mode="lr-tb"/>
    </style:style>
    <style:style style:name="gr341" style:family="graphic" style:parent-style-name="DecoGroup">
      <style:graphic-properties fo:min-height="3.708cm" fo:min-width="19.933cm"/>
      <style:paragraph-properties style:writing-mode="lr-tb"/>
    </style:style>
    <style:style style:name="gr342" style:family="graphic" style:parent-style-name="DecoGroup">
      <style:graphic-properties fo:min-height="4.926cm" fo:min-width="25.086cm"/>
      <style:paragraph-properties style:writing-mode="lr-tb"/>
    </style:style>
    <style:style style:name="gr343" style:family="graphic" style:parent-style-name="RequiredClass">
      <style:graphic-properties fo:min-height="0.549cm" fo:min-width="3.792cm"/>
      <style:paragraph-properties style:writing-mode="lr-tb"/>
    </style:style>
    <style:style style:name="gr344" style:family="graphic" style:parent-style-name="RequiredClass">
      <style:graphic-properties fo:min-height="0.549cm" fo:min-width="3.391cm"/>
      <style:paragraph-properties style:writing-mode="lr-tb"/>
    </style:style>
    <style:style style:name="gr345" style:family="graphic" style:parent-style-name="RequiredClass">
      <style:graphic-properties fo:min-height="0.505cm" fo:min-width="2.658cm"/>
      <style:paragraph-properties style:writing-mode="lr-tb"/>
    </style:style>
    <style:style style:name="gr346" style:family="graphic" style:parent-style-name="RequiredClass">
      <style:graphic-properties fo:min-height="0.504cm" fo:min-width="2.866cm"/>
      <style:paragraph-properties style:writing-mode="lr-tb"/>
    </style:style>
    <style:style style:name="gr347" style:family="graphic" style:parent-style-name="RequiredClass">
      <style:graphic-properties fo:min-height="0.504cm" fo:min-width="2.863cm"/>
      <style:paragraph-properties style:writing-mode="lr-tb"/>
    </style:style>
    <style:style style:name="gr348" style:family="graphic" style:parent-style-name="RequiredClass">
      <style:graphic-properties fo:min-height="0.549cm" fo:min-width="3.46cm"/>
      <style:paragraph-properties style:writing-mode="lr-tb"/>
    </style:style>
    <style:style style:name="gr349" style:family="graphic" style:parent-style-name="OptionalDeco">
      <style:graphic-properties fo:min-height="0.549cm" fo:min-width="3.46cm"/>
      <style:paragraph-properties style:writing-mode="lr-tb"/>
    </style:style>
    <style:style style:name="gr350" style:family="graphic" style:parent-style-name="OptionalDeco">
      <style:graphic-properties fo:min-height="0.549cm" fo:min-width="4.329cm"/>
      <style:paragraph-properties style:writing-mode="lr-tb"/>
    </style:style>
    <style:style style:name="gr351" style:family="graphic" style:parent-style-name="RequiredClass">
      <style:graphic-properties fo:min-height="0.504cm" fo:min-width="2.864cm"/>
      <style:paragraph-properties style:writing-mode="lr-tb"/>
    </style:style>
    <style:style style:name="gr352" style:family="graphic" style:parent-style-name="OptionalDeco">
      <style:graphic-properties draw:fill-color="#ffffff" fo:min-height="0.549cm" fo:min-width="3.079cm"/>
      <style:paragraph-properties style:writing-mode="lr-tb"/>
    </style:style>
    <style:style style:name="gr353" style:family="graphic" style:parent-style-name="RequiredClass">
      <style:graphic-properties fo:min-height="0.504cm" fo:min-width="3.526cm"/>
      <style:paragraph-properties style:writing-mode="lr-tb"/>
    </style:style>
    <style:style style:name="gr354" style:family="graphic" style:parent-style-name="standard">
      <style:graphic-properties draw:stroke="none" draw:fill="none" fo:min-height="8.275cm"/>
      <style:paragraph-properties style:writing-mode="lr-tb"/>
    </style:style>
    <style:style style:name="gr3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8" style:family="graphic" style:parent-style-name="OptionalDeco">
      <style:graphic-properties draw:fill-color="#ffffff" fo:min-height="0.55cm" fo:min-width="4.011cm"/>
      <style:paragraph-properties style:writing-mode="lr-tb"/>
    </style:style>
    <style:style style:name="gr359" style:family="graphic" style:parent-style-name="OptionalDeco">
      <style:graphic-properties draw:fill-color="#ffffff" fo:min-height="0.55cm" fo:min-width="3.898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6" style:family="graphic" style:parent-style-name="standard">
      <style:graphic-properties draw:stroke="none" draw:fill="none" fo:min-height="1.577cm"/>
      <style:paragraph-properties style:writing-mode="lr-tb"/>
    </style:style>
    <style:style style:name="gr367" style:family="graphic" style:parent-style-name="OptionalDeco">
      <style:graphic-properties fo:min-height="0.55cm" fo:min-width="3.208cm"/>
      <style:paragraph-properties style:writing-mode="lr-tb"/>
    </style:style>
    <style:style style:name="gr368" style:family="graphic" style:parent-style-name="OptionalDeco">
      <style:graphic-properties fo:min-height="0.55cm" fo:min-width="3.743cm"/>
      <style:paragraph-properties style:writing-mode="lr-tb"/>
    </style:style>
    <style:style style:name="gr369"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72" style:family="graphic" style:parent-style-name="OptionalDeco">
      <style:graphic-properties draw:fill-color="#ffffff" fo:min-height="0.839cm" fo:min-width="4.645cm"/>
      <style:paragraph-properties style:writing-mode="lr-tb"/>
    </style:style>
    <style:style style:name="gr373" style:family="graphic" style:parent-style-name="OptionalDeco">
      <style:graphic-properties draw:fill-color="#ffffff" fo:min-height="0.839cm" fo:min-width="3.446cm"/>
      <style:paragraph-properties style:writing-mode="lr-tb"/>
    </style:style>
    <style:style style:name="gr374"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top="0.051cm" fo:margin-bottom="0cm">
        <style:tab-stops>
          <style:tab-stop style:position="0.635cm"/>
          <style:tab-stop style:position="1.27cm"/>
        </style:tab-stops>
      </style:paragraph-properties>
    </style:style>
    <style:style style:name="P71"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5.133cm" svg:height="0.925cm" svg:x="17.352cm" svg:y="12.806cm">
          <draw:text-box>
            <text:p><text:span text:style-name="T14">Two EndMoveIf: ender &amp; quiter</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7.543cm" svg:y2="6.597cm" draw:start-shape="id168" draw:start-glue-point="2" draw:end-shape="id169" draw:end-glue-point="0" svg:d="M13432 4620v910h4111v1067" svg:viewBox="0 0 4112 1978">
          <text:p/>
        </draw:connector>
        <draw:connector draw:style-name="gr227" draw:text-style-name="P4" draw:layer="layout" draw:line-skew="-0.052cm" svg:x1="13.432cm" svg:y1="4.62cm" svg:x2="11.404cm" svg:y2="6.597cm" draw:start-shape="id168" draw:start-glue-point="2" draw:end-shape="id170" draw:end-glue-point="0" svg:d="M13432 4620v937h-2028v1040" svg:viewBox="0 0 2029 1978">
          <text:p/>
        </draw:connector>
        <draw:custom-shape draw:style-name="gr223" draw:text-style-name="P13" xml:id="id171" draw:id="id171"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5.266cm" svg:y2="6.597cm" draw:start-shape="id168" draw:start-glue-point="2" draw:end-shape="id171" draw:end-glue-point="0" svg:d="M13432 4620v937h-8166v1040" svg:viewBox="0 0 8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7.543cm" svg:y1="7.331cm" svg:x2="13.432cm" svg:y2="9.871cm" draw:start-shape="id169" draw:start-glue-point="2" draw:end-shape="id164" draw:end-glue-point="0" svg:d="M17543 7331v1270h-4111v1270" svg:viewBox="0 0 4112 2541">
          <text:p/>
        </draw:connector>
        <draw:connector draw:style-name="gr228" draw:text-style-name="P4" draw:layer="layout" svg:x1="11.404cm" svg:y1="7.331cm" svg:x2="13.432cm" svg:y2="9.871cm" draw:start-shape="id170" draw:start-glue-point="2" draw:end-shape="id164" draw:end-glue-point="0" svg:d="M11404 7331v1270h2028v1270" svg:viewBox="0 0 2029 2541">
          <text:p/>
        </draw:connector>
        <draw:connector draw:style-name="gr228" draw:text-style-name="P4" draw:layer="layout" svg:x1="5.266cm" svg:y1="7.331cm" svg:x2="13.432cm" svg:y2="9.871cm" draw:start-shape="id171" draw:start-glue-point="2" draw:end-shape="id164" draw:end-glue-point="0" svg:d="M5266 7331v1270h8166v1270" svg:viewBox="0 0 8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23.681cm" svg:y2="6.597cm" draw:start-shape="id168" draw:start-glue-point="2" draw:end-shape="id173" draw:end-glue-point="0" svg:d="M13432 4620v910h10249v1067" svg:viewBox="0 0 10250 1978">
          <text:p/>
        </draw:connector>
        <draw:connector draw:style-name="gr228" draw:text-style-name="P4" draw:layer="layout" svg:x1="23.681cm" svg:y1="7.331cm" svg:x2="13.432cm" svg:y2="9.871cm" draw:start-shape="id173" draw:start-glue-point="2" draw:end-shape="id164" draw:end-glue-point="0" svg:d="M23681 7331v1270h-10249v1270" svg:viewBox="0 0 10250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page>
      <draw:page draw:name="page19" draw:style-name="dp1" draw:master-page-name="Default">
        <draw:custom-shape draw:style-name="gr234" draw:text-style-name="P62" xml:id="id188" draw:id="id188"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6" draw:start-glue-point="2" draw:end-shape="id177" draw:end-glue-point="0" svg:d="M18570 6261v757" svg:viewBox="0 0 1 758">
          <text:p/>
        </draw:connector>
        <draw:connector draw:style-name="gr228" draw:text-style-name="P4" draw:layer="layout" svg:x1="18.57cm" svg:y1="9.265cm" svg:x2="15.99cm" svg:y2="10.267cm" draw:start-shape="id178" draw:start-glue-point="2" draw:end-shape="id179"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4" draw:id="id184"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0" draw:start-glue-point="2" draw:end-shape="id181" draw:end-glue-point="0" svg:d="M6627 5861v954" svg:viewBox="0 0 1 955">
          <text:p/>
        </draw:connector>
        <draw:connector draw:style-name="gr227" draw:text-style-name="P4" draw:layer="layout" svg:x1="18.57cm" svg:y1="15.575cm" svg:x2="17.262cm" svg:y2="16.752cm" draw:start-shape="id182" draw:start-glue-point="2" draw:end-shape="id183" draw:end-glue-point="0" svg:d="M18570 15575v589h-1308v588" svg:viewBox="0 0 1309 1178">
          <text:p/>
        </draw:connector>
        <draw:connector draw:style-name="gr227" draw:text-style-name="P4" draw:layer="layout" svg:x1="18.57cm" svg:y1="15.575cm" svg:x2="11.29cm" svg:y2="16.771cm" draw:start-shape="id182" draw:start-glue-point="2" draw:end-shape="id184"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5" draw:start-glue-point="8" draw:end-shape="id186" draw:end-glue-point="0" svg:d="M18554 3157v398h16v414" svg:viewBox="0 0 17 813">
          <text:p/>
        </draw:connector>
        <draw:custom-shape draw:style-name="gr223"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8" draw:start-glue-point="2" draw:end-shape="id187" draw:end-glue-point="0" svg:d="M18570 9265v501h2592v501" svg:viewBox="0 0 2593 1003">
          <text:p/>
        </draw:connector>
        <draw:connector draw:style-name="gr241" draw:layer="layout" svg:x1="21.162cm" svg:y1="11.001cm" svg:x2="18.57cm" svg:y2="12.325cm" draw:start-shape="id187" draw:start-glue-point="2" draw:end-shape="id188" draw:end-glue-point="0" svg:d="M21162 11001v644h-2592v680" svg:viewBox="0 0 2593 1325">
          <text:p/>
        </draw:connector>
        <draw:connector draw:style-name="gr241" draw:layer="layout" svg:x1="15.99cm" svg:y1="11.001cm" svg:x2="18.57cm" svg:y2="12.325cm" draw:start-shape="id179" draw:start-glue-point="2" draw:end-shape="id188" draw:end-glue-point="0" svg:d="M15990 11001v644h2580v680" svg:viewBox="0 0 2581 1325">
          <text:p/>
        </draw:connector>
        <draw:custom-shape draw:style-name="gr236"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6" draw:start-glue-point="2" draw:end-shape="id176" draw:end-glue-point="0" svg:d="M18570 4703v824" svg:viewBox="0 0 1 825">
          <text:p/>
        </draw:connector>
        <draw:custom-shape draw:style-name="gr236"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8" draw:start-glue-point="2" draw:end-shape="id182" draw:end-glue-point="0" svg:d="M18570 13830v1011" svg:viewBox="0 0 1 1012">
          <text:p/>
        </draw:connector>
        <draw:custom-shape draw:style-name="gr223"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7" draw:start-glue-point="2" draw:end-shape="id178"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89" draw:id="id189"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2" draw:start-glue-point="2" draw:end-shape="id189" draw:end-glue-point="0" svg:d="M18570 15575v589h4292v588" svg:viewBox="0 0 4293 1178">
          <text:p/>
        </draw:connector>
      </draw:page>
      <draw:page draw:name="page20" draw:style-name="dp1" draw:master-page-name="Default">
        <draw:custom-shape draw:style-name="gr245"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0" draw:start-glue-point="3" draw:end-shape="id191" draw:end-glue-point="3" svg:d="M3857 11712h970v-8022h990" svg:viewBox="0 0 1961 8023">
          <text:p/>
        </draw:connector>
        <draw:connector draw:style-name="gr241" draw:layer="layout" draw:line-skew="1.471cm" svg:x1="3.857cm" svg:y1="11.712cm" svg:x2="5.817cm" svg:y2="6.414cm" draw:start-shape="id190" draw:start-glue-point="3" draw:end-shape="id192" draw:end-glue-point="3" svg:d="M3857 11712h970v-5298h990" svg:viewBox="0 0 1961 5299">
          <text:p/>
        </draw:connector>
        <draw:connector draw:style-name="gr241" draw:layer="layout" draw:line-skew="1.471cm" svg:x1="3.857cm" svg:y1="11.712cm" svg:x2="5.817cm" svg:y2="8.237cm" draw:start-shape="id190" draw:end-shape="id193" draw:end-glue-point="3" svg:d="M3857 11712h970v-3475h990" svg:viewBox="0 0 1961 3476">
          <text:p/>
        </draw:connector>
        <draw:connector draw:style-name="gr241" draw:layer="layout" draw:line-skew="1.471cm" svg:x1="3.857cm" svg:y1="11.712cm" svg:x2="5.817cm" svg:y2="10.261cm" draw:start-shape="id190" draw:end-shape="id194" draw:end-glue-point="3" svg:d="M3857 11712h970v-1451h990" svg:viewBox="0 0 1961 1452">
          <text:p/>
        </draw:connector>
        <draw:connector draw:style-name="gr241" draw:layer="layout" draw:line-skew="1.471cm" svg:x1="3.857cm" svg:y1="11.712cm" svg:x2="5.817cm" svg:y2="11.984cm" draw:start-shape="id190" draw:start-glue-point="3" draw:end-shape="id195" draw:end-glue-point="3" svg:d="M3857 11712h970v272h990" svg:viewBox="0 0 1961 273">
          <text:p/>
        </draw:connector>
        <draw:connector draw:style-name="gr241" draw:layer="layout" draw:line-skew="1.471cm" svg:x1="3.857cm" svg:y1="11.712cm" svg:x2="5.817cm" svg:y2="13.708cm" draw:start-shape="id190" draw:end-shape="id196" draw:end-glue-point="3" svg:d="M3857 11712h970v1996h990" svg:viewBox="0 0 1961 1997">
          <text:p/>
        </draw:connector>
        <draw:connector draw:style-name="gr241" draw:layer="layout" draw:line-skew="1.471cm" svg:x1="3.857cm" svg:y1="11.712cm" svg:x2="5.817cm" svg:y2="15.499cm" draw:start-shape="id190" draw:start-glue-point="3" draw:end-shape="id197" draw:end-glue-point="11" svg:d="M3857 11712h970v3787h990" svg:viewBox="0 0 1961 3788">
          <text:p/>
        </draw:connector>
        <draw:connector draw:style-name="gr241" draw:layer="layout" svg:x1="10.262cm" svg:y1="8.237cm" svg:x2="11.85cm" svg:y2="7.534cm" draw:start-shape="id193" draw:start-glue-point="1" draw:end-shape="id198" draw:end-glue-point="3" svg:d="M10262 8237h794v-703h794" svg:viewBox="0 0 1589 704">
          <text:p/>
        </draw:connector>
        <draw:connector draw:style-name="gr241" draw:layer="layout" svg:x1="10.262cm" svg:y1="8.237cm" svg:x2="11.85cm" svg:y2="9.023cm" draw:start-shape="id193" draw:start-glue-point="1" draw:end-shape="id199" svg:d="M10262 8237h793v786h795" svg:viewBox="0 0 1589 787">
          <text:p/>
        </draw:connector>
        <draw:connector draw:style-name="gr241" draw:layer="layout" draw:line-skew="-1.471cm" svg:x1="10.262cm" svg:y1="3.69cm" svg:x2="16.875cm" svg:y2="11.712cm" draw:start-shape="id191" draw:start-glue-point="1" draw:end-shape="id190" draw:end-glue-point="1" svg:d="M10262 3690h5643v8022h970" svg:viewBox="0 0 6614 8023">
          <text:p/>
        </draw:connector>
        <draw:connector draw:style-name="gr250" draw:text-style-name="P9" draw:layer="layout" draw:line-skew="-1.471cm" svg:x1="14.914cm" svg:y1="7.534cm" svg:x2="16.875cm" svg:y2="11.712cm" draw:start-shape="id198" draw:start-glue-point="1" draw:end-shape="id190" svg:d="M14914 7534h991v4178h970" svg:viewBox="0 0 1962 4179">
          <text:p/>
        </draw:connector>
        <draw:connector draw:style-name="gr241" draw:layer="layout" draw:line-skew="-1.471cm" svg:x1="14.917cm" svg:y1="9.023cm" svg:x2="16.875cm" svg:y2="11.712cm" draw:start-shape="id199" draw:start-glue-point="1" draw:end-shape="id190" draw:end-glue-point="1" svg:d="M14917 9023h988v2689h970" svg:viewBox="0 0 1959 2690">
          <text:p/>
        </draw:connector>
        <draw:connector draw:style-name="gr241" draw:layer="layout" draw:line-skew="-1.471cm" svg:x1="10.262cm" svg:y1="10.261cm" svg:x2="16.875cm" svg:y2="11.712cm" draw:start-shape="id194" draw:start-glue-point="1" draw:end-shape="id190" draw:end-glue-point="1" svg:d="M10262 10261h5643v1451h970" svg:viewBox="0 0 6614 1452">
          <text:p/>
        </draw:connector>
        <draw:connector draw:style-name="gr241" draw:layer="layout" draw:line-skew="-1.471cm" svg:x1="10.262cm" svg:y1="11.984cm" svg:x2="16.875cm" svg:y2="11.712cm" draw:start-shape="id195" draw:start-glue-point="1" draw:end-shape="id190" draw:end-glue-point="1" svg:d="M10262 11984h5643v-272h970" svg:viewBox="0 0 6614 273">
          <text:p/>
        </draw:connector>
        <draw:connector draw:style-name="gr241" draw:layer="layout" draw:line-skew="-1.471cm" svg:x1="10.262cm" svg:y1="13.708cm" svg:x2="16.875cm" svg:y2="11.712cm" draw:start-shape="id196" draw:start-glue-point="1" draw:end-shape="id190" draw:end-glue-point="1" svg:d="M10262 13708h5643v-1996h970" svg:viewBox="0 0 6614 1997">
          <text:p/>
        </draw:connector>
        <draw:connector draw:style-name="gr241" draw:layer="layout" draw:line-skew="-1.471cm" svg:x1="10.262cm" svg:y1="15.255cm" svg:x2="16.875cm" svg:y2="11.712cm" draw:start-shape="id197" draw:start-glue-point="1" draw:end-shape="id190" draw:end-glue-point="1" svg:d="M10262 15255h5643v-3543h970" svg:viewBox="0 0 6614 3544">
          <text:p/>
        </draw:connector>
        <draw:connector draw:style-name="gr241" draw:layer="layout" draw:line-skew="-1.471cm" svg:x1="10.261cm" svg:y1="6.658cm" svg:x2="16.875cm" svg:y2="11.712cm" draw:start-shape="id192" draw:start-glue-point="8" draw:end-shape="id190" draw:end-glue-point="1" svg:d="M10261 6658h5644v5054h970" svg:viewBox="0 0 6615 5055">
          <text:p/>
        </draw:connector>
        <draw:custom-shape draw:style-name="gr246"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8"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6"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8"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8"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8"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6" draw:id="id206"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3" draw:id="id203"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4" draw:id="id204"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3" draw:start-glue-point="2" draw:end-shape="id204" draw:end-glue-point="0" svg:d="M20296 14116v954" svg:viewBox="0 0 1 955">
          <text:p/>
        </draw:connector>
        <draw:connector draw:style-name="gr227" draw:text-style-name="P4" draw:layer="layout" svg:x1="13.579cm" svg:y1="7.784cm" svg:x2="6.23cm" svg:y2="10.011cm" draw:start-shape="id205" draw:start-glue-point="2" draw:end-shape="id206" draw:end-glue-point="0" svg:d="M13579 7784v1114h-7349v1113" svg:viewBox="0 0 7350 2228">
          <text:p/>
        </draw:connector>
        <draw:connector draw:style-name="gr227" draw:text-style-name="P4" draw:layer="layout" svg:x1="13.579cm" svg:y1="7.784cm" svg:x2="11.071cm" svg:y2="10.011cm" draw:start-shape="id205" draw:start-glue-point="2" draw:end-shape="id207" draw:end-glue-point="0" svg:d="M13579 7784v1114h-2508v1113" svg:viewBox="0 0 2509 2228">
          <text:p/>
        </draw:connector>
        <draw:connector draw:style-name="gr227" draw:text-style-name="P4" draw:layer="layout" svg:x1="13.579cm" svg:y1="7.784cm" svg:x2="15.913cm" svg:y2="10.011cm" draw:start-shape="id205" draw:start-glue-point="2" draw:end-shape="id208" draw:end-glue-point="0" svg:d="M13579 7784v1114h2334v1113" svg:viewBox="0 0 2335 2228">
          <text:p/>
        </draw:connector>
        <draw:custom-shape draw:style-name="gr26" draw:text-style-name="P13" xml:id="id209" draw:id="id209"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5" draw:start-glue-point="2" draw:end-shape="id209" draw:end-glue-point="0" svg:d="M13579 7784v1114h7227v1113" svg:viewBox="0 0 7228 2228">
          <text:p/>
        </draw:connector>
        <draw:custom-shape draw:style-name="gr45" draw:text-style-name="P4" xml:id="id210" draw:id="id210"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5" draw:id="id205"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1" draw:id="id211"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0" draw:start-glue-point="8" draw:end-shape="id211" draw:end-glue-point="0" svg:d="M13580 4429v509h-1v524" svg:viewBox="0 0 2 1034">
          <text:p/>
        </draw:connector>
        <draw:connector draw:style-name="gr228" draw:text-style-name="P4" draw:layer="layout" svg:x1="13.579cm" svg:y1="6.196cm" svg:x2="13.579cm" svg:y2="7.05cm" draw:start-shape="id211" draw:start-glue-point="2" draw:end-shape="id205"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5" draw:id="id215"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6" draw:id="id216"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4" draw:id="id214"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2" draw:id="id212"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3" draw:id="id213"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2" draw:start-glue-point="2" draw:end-shape="id213" draw:end-glue-point="0" svg:d="M20438 15069v954" svg:viewBox="0 0 1 955">
          <text:p/>
        </draw:connector>
        <draw:connector draw:style-name="gr227" draw:text-style-name="P4" draw:layer="layout" svg:x1="7.858cm" svg:y1="6.39cm" svg:x2="5.891cm" svg:y2="8.171cm" draw:start-shape="id214" draw:start-glue-point="2" draw:end-shape="id215" draw:end-glue-point="0" svg:d="M7858 6390v891h-1967v890" svg:viewBox="0 0 1968 1782">
          <text:p/>
        </draw:connector>
        <draw:connector draw:style-name="gr227" draw:text-style-name="P4" draw:layer="layout" svg:x1="7.858cm" svg:y1="6.39cm" svg:x2="2.482cm" svg:y2="8.171cm" draw:start-shape="id214" draw:start-glue-point="2" draw:end-shape="id216" draw:end-glue-point="0" svg:d="M7858 6390v891h-5376v890" svg:viewBox="0 0 5377 1782">
          <text:p/>
        </draw:connector>
        <draw:custom-shape draw:style-name="gr260" draw:text-style-name="P61" xml:id="id220" draw:id="id220"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7" draw:id="id217"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8" draw:id="id218"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7" draw:start-glue-point="8" draw:end-shape="id218"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19" draw:id="id219"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8" draw:start-glue-point="2" draw:end-shape="id219" draw:end-glue-point="0" svg:d="M20609 6926v1008h-2619v1008" svg:viewBox="0 0 2620 2017">
          <text:p/>
        </draw:connector>
        <draw:connector draw:style-name="gr228" draw:text-style-name="P4" draw:layer="layout" svg:x1="20.609cm" svg:y1="6.926cm" svg:x2="22.979cm" svg:y2="8.942cm" draw:start-shape="id218" draw:start-glue-point="2" draw:end-shape="id220" draw:end-glue-point="0" svg:d="M20609 6926v1008h2370v1008" svg:viewBox="0 0 2371 2017">
          <text:p/>
        </draw:connector>
        <draw:connector draw:style-name="gr228" draw:text-style-name="P4" draw:layer="layout" svg:x1="14.259cm" svg:y1="4.204cm" svg:x2="7.858cm" svg:y2="5.656cm" draw:start-shape="id217" draw:start-glue-point="8" draw:end-shape="id214" draw:end-glue-point="0" svg:d="M14259 4204v718h-6401v734" svg:viewBox="0 0 6402 1453">
          <text:p/>
        </draw:connector>
        <draw:connector draw:style-name="gr25" draw:layer="layout" draw:line-skew="-0.629cm 0.615cm" svg:x1="9.96cm" svg:y1="6.023cm" svg:x2="22.979cm" svg:y2="9.676cm" draw:start-shape="id214" draw:start-glue-point="1" draw:end-shape="id220" draw:end-glue-point="2" svg:d="M9960 6023h4830v4786h8189v-1133" svg:viewBox="0 0 13020 4787">
          <text:p/>
        </draw:connector>
        <draw:connector draw:style-name="gr25" draw:layer="layout" draw:line-skew="1.893cm 0.615cm" svg:x1="9.96cm" svg:y1="6.023cm" svg:x2="17.99cm" svg:y2="9.676cm" draw:start-shape="id214" draw:start-glue-point="1" draw:end-shape="id219"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1" draw:id="id221"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4" draw:start-glue-point="2" draw:end-shape="id221" draw:end-glue-point="0" svg:d="M7858 6390v891h4851v890" svg:viewBox="0 0 4852 1782">
          <text:p/>
        </draw:connector>
        <draw:custom-shape draw:style-name="gr263" draw:text-style-name="P13" xml:id="id222" draw:id="id222"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4" draw:start-glue-point="2" draw:end-shape="id222"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3.7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3.7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8" draw:id="id228"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6" draw:id="id226"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3" draw:id="id223"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4" draw:id="id224"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3" draw:start-glue-point="2" draw:end-shape="id224" draw:end-glue-point="0" svg:d="M7738 6496v1011" svg:viewBox="0 0 1 1012">
          <text:p/>
        </draw:connector>
        <draw:custom-shape draw:style-name="gr45" draw:text-style-name="P4" xml:id="id225" draw:id="id225"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5" draw:start-glue-point="8" draw:end-shape="id226" draw:end-glue-point="0" svg:d="M18145 4810v627h-1v643" svg:viewBox="0 0 2 1271">
          <text:p/>
        </draw:connector>
        <draw:connector draw:style-name="gr228" draw:text-style-name="P4" draw:layer="layout" svg:x1="18.144cm" svg:y1="6.814cm" svg:x2="18.144cm" svg:y2="7.817cm" draw:start-shape="id226" draw:start-glue-point="2" draw:end-shape="id227" draw:end-glue-point="0" svg:d="M18144 6814v1003" svg:viewBox="0 0 1 1004">
          <text:p/>
        </draw:connector>
        <draw:connector draw:style-name="gr228" draw:text-style-name="P4" draw:layer="layout" svg:x1="18.144cm" svg:y1="8.551cm" svg:x2="18.144cm" svg:y2="9.791cm" draw:start-shape="id227" draw:start-glue-point="2" draw:end-shape="id228"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29" draw:id="id229"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1" xml:id="id235" draw:id="id23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72" draw:text-style-name="P20" xml:id="id241" draw:id="id24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4" draw:id="id23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0" draw:id="id230"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8.616cm" svg:y2="17.157cm" draw:start-shape="id229" draw:start-glue-point="2" draw:end-shape="id230" draw:end-glue-point="0" svg:d="M13699 15847v646h-5083v664" svg:viewBox="0 0 5084 1311">
          <text:p/>
        </draw:connector>
        <draw:custom-shape draw:style-name="gr236" draw:text-style-name="P20" xml:id="id231" draw:id="id231"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2" draw:id="id232"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3" draw:id="id24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3.724cm" svg:y2="17.173cm" draw:start-shape="id229" draw:start-glue-point="2" draw:end-shape="id231" draw:end-glue-point="0" svg:d="M13699 15847v654h25v672" svg:viewBox="0 0 26 1327">
          <text:p/>
        </draw:connector>
        <draw:connector draw:style-name="gr228" draw:text-style-name="P4" draw:layer="layout" svg:x1="13.699cm" svg:y1="15.847cm" svg:x2="18.599cm" svg:y2="17.173cm" draw:start-shape="id229" draw:start-glue-point="2" draw:end-shape="id232" draw:end-glue-point="0" svg:d="M13699 15847v654h4900v672" svg:viewBox="0 0 4901 1327">
          <text:p/>
        </draw:connector>
        <draw:custom-shape draw:style-name="gr45" draw:text-style-name="P4" xml:id="id233" draw:id="id23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3" draw:start-glue-point="8" draw:end-shape="id234" draw:end-glue-point="0" svg:d="M10528 5093v786h-4218v801" svg:viewBox="0 0 4219 1588">
          <text:p/>
        </draw:connector>
        <draw:connector draw:style-name="gr228" draw:text-style-name="P4" draw:layer="layout" svg:x1="10.528cm" svg:y1="5.093cm" svg:x2="14.632cm" svg:y2="6.68cm" draw:start-shape="id233" draw:start-glue-point="8" draw:end-shape="id235" draw:end-glue-point="0" svg:d="M10528 5093v786h4104v801" svg:viewBox="0 0 4105 1588">
          <text:p/>
        </draw:connector>
        <draw:connector draw:style-name="gr228" draw:text-style-name="P4" draw:layer="layout" svg:x1="8.616cm" svg:y1="17.891cm" svg:x2="13.756cm" svg:y2="19.732cm" draw:start-shape="id230" draw:start-glue-point="2" draw:end-shape="id236" draw:end-glue-point="0" svg:d="M8616 17891v921h5140v920" svg:viewBox="0 0 5141 1842">
          <text:p/>
        </draw:connector>
        <draw:connector draw:style-name="gr228" draw:text-style-name="P4" draw:layer="layout" svg:x1="13.724cm" svg:y1="17.907cm" svg:x2="13.756cm" svg:y2="19.732cm" draw:start-shape="id231" draw:start-glue-point="2" draw:end-shape="id236" draw:end-glue-point="0" svg:d="M13724 17907v913h32v912" svg:viewBox="0 0 33 1826">
          <text:p/>
        </draw:connector>
        <draw:connector draw:style-name="gr228" draw:text-style-name="P4" draw:layer="layout" svg:x1="18.599cm" svg:y1="17.907cm" svg:x2="13.756cm" svg:y2="19.732cm" draw:start-shape="id232" draw:start-glue-point="2" draw:end-shape="id236" draw:end-glue-point="0" svg:d="M18599 17907v913h-4843v912" svg:viewBox="0 0 48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7" draw:id="id23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8" draw:id="id23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7" draw:start-glue-point="2" draw:end-shape="id238" draw:end-glue-point="0" svg:d="M23137 3004v954" svg:viewBox="0 0 1 955">
          <text:p/>
        </draw:connector>
        <draw:frame draw:style-name="gr27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7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79" draw:text-style-name="P20" xml:id="id240" draw:id="id24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2" draw:id="id24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39" draw:start-glue-point="2" draw:end-shape="id240" draw:end-glue-point="0" svg:d="M11932 9720v743h2700v745" svg:viewBox="0 0 2701 1489">
          <text:p/>
        </draw:connector>
        <draw:custom-shape draw:style-name="gr280" draw:text-style-name="P20" xml:id="id244" draw:id="id24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5" draw:id="id24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0" draw:start-glue-point="2" draw:end-shape="id241" svg:d="M14632 11941v1410h-11138v1410" svg:viewBox="0 0 11139 2821">
          <text:p/>
        </draw:connector>
        <draw:connector draw:style-name="gr228" draw:text-style-name="P4" draw:layer="layout" svg:x1="14.632cm" svg:y1="11.941cm" svg:x2="7.514cm" svg:y2="14.761cm" draw:start-shape="id240" draw:start-glue-point="2" draw:end-shape="id242" svg:d="M14632 11941v1410h-7118v1410" svg:viewBox="0 0 7119 2821">
          <text:p/>
        </draw:connector>
        <draw:connector draw:style-name="gr228" draw:text-style-name="P4" draw:layer="layout" svg:x1="14.632cm" svg:y1="11.941cm" svg:x2="11.534cm" svg:y2="14.761cm" draw:start-shape="id240" draw:start-glue-point="2" draw:end-shape="id243" draw:end-glue-point="0" svg:d="M14632 11941v1409h-3098v1411" svg:viewBox="0 0 3099 2821">
          <text:p/>
        </draw:connector>
        <draw:connector draw:style-name="gr228" draw:text-style-name="P4" draw:layer="layout" svg:x1="14.632cm" svg:y1="11.941cm" svg:x2="19.575cm" svg:y2="14.761cm" draw:start-shape="id240" draw:start-glue-point="2" draw:end-shape="id244" draw:end-glue-point="0" svg:d="M14632 11941v1410h4943v1410" svg:viewBox="0 0 4944 2821">
          <text:p/>
        </draw:connector>
        <draw:connector draw:style-name="gr228" draw:text-style-name="P4" draw:layer="layout" svg:x1="14.632cm" svg:y1="11.941cm" svg:x2="23.595cm" svg:y2="14.761cm" draw:start-shape="id240" draw:start-glue-point="2" draw:end-shape="id245" draw:end-glue-point="0" svg:d="M14632 11941v1410h8963v1410" svg:viewBox="0 0 8964 2821">
          <text:p/>
        </draw:connector>
        <draw:custom-shape draw:style-name="gr279" draw:text-style-name="P20" xml:id="id239" draw:id="id23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5" draw:start-glue-point="2" draw:end-shape="id239" draw:end-glue-point="0" svg:d="M14632 7414v786h-2700v787" svg:viewBox="0 0 2701 1574">
          <text:p/>
        </draw:connector>
        <draw:custom-shape draw:style-name="gr279" draw:text-style-name="P20" xml:id="id246" draw:id="id24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5" draw:start-glue-point="2" draw:end-shape="id246" draw:end-glue-point="0" svg:d="M14632 7414v786h3119v787" svg:viewBox="0 0 3120 1574">
          <text:p/>
        </draw:connector>
        <draw:connector draw:style-name="gr228" draw:text-style-name="P4" draw:layer="layout" svg:x1="17.751cm" svg:y1="9.72cm" svg:x2="14.632cm" svg:y2="11.208cm" draw:start-shape="id246" draw:start-glue-point="2" draw:end-shape="id240" draw:end-glue-point="0" svg:d="M17751 9720v743h-3119v745" svg:viewBox="0 0 3120 1489">
          <text:p/>
        </draw:connector>
        <draw:custom-shape draw:style-name="gr281" draw:text-style-name="P20" xml:id="id247" draw:id="id24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0" draw:start-glue-point="2" draw:end-shape="id247" draw:end-glue-point="0" svg:d="M14632 11941v1409h938v1411" svg:viewBox="0 0 939 2821">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0" draw:id="id260"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59" draw:id="id259"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58" draw:id="id258"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48" draw:id="id248"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49" draw:id="id249"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48" draw:start-glue-point="2" draw:end-shape="id249" draw:end-glue-point="0" svg:d="M20438 15069v954" svg:viewBox="0 0 1 955">
          <text:p/>
        </draw:connector>
        <draw:custom-shape draw:style-name="gr26" draw:text-style-name="P13" xml:id="id251" draw:id="id251"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0" draw:id="id250"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4" draw:id="id254"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5" draw:id="id255"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2" draw:id="id252"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3" draw:id="id253"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6" draw:id="id256"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7" draw:id="id257"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0" draw:start-glue-point="8" draw:end-shape="id251" svg:d="M13358 3675v904h-1v920" svg:viewBox="0 0 2 1825">
          <text:p/>
        </draw:connector>
        <draw:connector draw:style-name="gr228" draw:text-style-name="P4" draw:layer="layout" svg:x1="13.358cm" svg:y1="3.675cm" svg:x2="17.904cm" svg:y2="5.499cm" draw:start-shape="id250" draw:start-glue-point="8" draw:end-shape="id252" svg:d="M13358 3675v904h4546v920" svg:viewBox="0 0 4547 1825">
          <text:p/>
        </draw:connector>
        <draw:connector draw:style-name="gr228" draw:text-style-name="P4" draw:layer="layout" svg:x1="13.357cm" svg:y1="6.985cm" svg:x2="13.357cm" svg:y2="8.603cm" draw:start-shape="id253" draw:start-glue-point="2" draw:end-shape="id254" draw:end-glue-point="0" svg:d="M13357 6985v1618" svg:viewBox="0 0 1 1619">
          <text:p/>
        </draw:connector>
        <draw:connector draw:style-name="gr228" draw:text-style-name="P4" draw:layer="layout" svg:x1="13.358cm" svg:y1="3.675cm" svg:x2="8.833cm" svg:y2="5.499cm" draw:start-shape="id250" draw:start-glue-point="8" draw:end-shape="id255" draw:end-glue-point="0" svg:d="M13358 3675v904h-4525v920" svg:viewBox="0 0 4526 1825">
          <text:p/>
        </draw:connector>
        <draw:connector draw:style-name="gr228" draw:text-style-name="P4" draw:layer="layout" svg:x1="8.838cm" svg:y1="6.985cm" svg:x2="13.357cm" svg:y2="8.603cm" draw:start-shape="id256" draw:start-glue-point="2" draw:end-shape="id254" svg:d="M8838 6985v809h4519v809" svg:viewBox="0 0 4520 1619">
          <text:p/>
        </draw:connector>
        <draw:connector draw:style-name="gr228" draw:text-style-name="P4" draw:layer="layout" svg:x1="17.909cm" svg:y1="6.985cm" svg:x2="13.357cm" svg:y2="8.603cm" draw:start-shape="id257" draw:start-glue-point="2" draw:end-shape="id254" draw:end-glue-point="0" svg:d="M17909 6985v809h-4552v809" svg:viewBox="0 0 4553 1619">
          <text:p/>
        </draw:connector>
        <draw:connector draw:style-name="gr228" draw:text-style-name="P4" draw:layer="layout" svg:x1="13.357cm" svg:y1="9.337cm" svg:x2="17.851cm" svg:y2="11.025cm" draw:start-shape="id254" draw:start-glue-point="2" draw:end-shape="id258" draw:end-glue-point="0" svg:d="M13357 9337v844h4494v844" svg:viewBox="0 0 4495 1689">
          <text:p/>
        </draw:connector>
        <draw:connector draw:style-name="gr228" draw:text-style-name="P4" draw:layer="layout" svg:x1="13.357cm" svg:y1="9.337cm" svg:x2="13.357cm" svg:y2="11.025cm" draw:start-shape="id254" draw:end-shape="id259" draw:end-glue-point="0" svg:d="M13357 9337v1688" svg:viewBox="0 0 1 1689">
          <text:p/>
        </draw:connector>
        <draw:connector draw:style-name="gr228" draw:text-style-name="P4" draw:layer="layout" svg:x1="13.357cm" svg:y1="9.337cm" svg:x2="8.857cm" svg:y2="11.025cm" draw:start-shape="id254" draw:start-glue-point="2" draw:end-shape="id260" svg:d="M13357 9337v844h-4500v844" svg:viewBox="0 0 4501 1689">
          <text:p/>
        </draw:connector>
        <draw:frame draw:style-name="gr288"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89" draw:text-style-name="P29" xml:id="id267" draw:id="id267"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1" draw:id="id261"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3" draw:id="id263"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4" draw:id="id264"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5" draw:id="id265"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2" draw:id="id262"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1" draw:start-glue-point="2" draw:end-shape="id262" draw:end-glue-point="0" svg:d="M10278 7053v774h-2840v775" svg:viewBox="0 0 2841 1550">
          <text:p/>
        </draw:connector>
        <draw:connector draw:style-name="gr35" draw:text-style-name="P67" draw:layer="layout" svg:x1="10.278cm" svg:y1="7.053cm" svg:x2="12.782cm" svg:y2="8.602cm" draw:start-shape="id261" draw:start-glue-point="2" draw:end-shape="id263" draw:end-glue-point="0" svg:d="M10278 7053v774h2504v775" svg:viewBox="0 0 2505 1550">
          <text:p/>
        </draw:connector>
        <draw:connector draw:style-name="gr25" draw:text-style-name="P67" draw:layer="layout" svg:x1="14.948cm" svg:y1="8.725cm" svg:x2="17.334cm" svg:y2="10.031cm" draw:start-shape="id263" draw:start-glue-point="9" draw:end-shape="id264" draw:end-glue-point="3" svg:d="M14948 8725h1193v1306h1193" svg:viewBox="0 0 2387 1307">
          <text:p/>
        </draw:connector>
        <draw:connector draw:style-name="gr25" draw:layer="layout" draw:line-skew="-0.536cm" svg:x1="14.948cm" svg:y1="9.213cm" svg:x2="17.334cm" svg:y2="12.123cm" draw:start-shape="id263" draw:start-glue-point="8" draw:end-shape="id265"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299" draw:text-style-name="P29" xml:id="id266" draw:id="id266"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6" draw:start-glue-point="2" draw:end-shape="id267" draw:end-glue-point="0" svg:d="M14878 4039v436h-4600v853" svg:viewBox="0 0 4601 1290">
          <text:p/>
        </draw:connector>
        <draw:connector draw:style-name="gr35" draw:layer="layout" draw:line-skew="-2.377cm" svg:x1="14.878cm" svg:y1="4.039cm" svg:x2="19.644cm" svg:y2="9.664cm" draw:start-shape="id266" draw:start-glue-point="2" draw:end-shape="id264" draw:end-glue-point="0" svg:d="M14878 4039v436h4766v5189" svg:viewBox="0 0 4767 5626">
          <text:p/>
        </draw:connector>
        <draw:custom-shape draw:style-name="gr300" draw:text-style-name="P13" xml:id="id270" draw:id="id270"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69" draw:id="id269"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1" draw:id="id271"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68" draw:id="id268"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59" draw:layer="layout" svg:width="1.962cm" svg:height="0.497cm" svg:x="17.9cm" svg:y="16.046cm">
          <draw:text-box>
            <text:p text:style-name="P58"><text:span text:style-name="T8">Mlap Op</text:span></text:p>
          </draw:text-box>
        </draw:frame>
        <draw:frame draw:style-name="gr302"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68" draw:start-glue-point="8" draw:end-shape="id269" draw:end-glue-point="0" svg:d="M18697 16982v535h21v551" svg:viewBox="0 0 22 1087">
          <text:p/>
        </draw:connector>
        <draw:connector draw:style-name="gr228" draw:text-style-name="P4" draw:layer="layout" svg:x1="18.697cm" svg:y1="16.982cm" svg:x2="14.275cm" svg:y2="18.068cm" draw:start-shape="id268" draw:start-glue-point="8" draw:end-shape="id270" draw:end-glue-point="0" svg:d="M18697 16982v535h-4422v551" svg:viewBox="0 0 4423 1087">
          <text:p/>
        </draw:connector>
        <draw:connector draw:style-name="gr228" draw:text-style-name="P4" draw:layer="layout" svg:x1="18.697cm" svg:y1="16.982cm" svg:x2="23.346cm" svg:y2="18.068cm" draw:start-shape="id268" draw:start-glue-point="8" draw:end-shape="id271"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270" draw:text-style-name="P13" draw:layer="layout" svg:width="23.812cm" svg:height="4.127cm" svg:x="1.635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78" draw:id="id278"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6" draw:text-style-name="P20" xml:id="id283" draw:id="id283"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7" draw:id="id277"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7" draw:text-style-name="P20" xml:id="id282" draw:id="id282"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8" draw:text-style-name="P20" xml:id="id281" draw:id="id281"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09" draw:text-style-name="P20" xml:id="id280" draw:id="id280"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0" draw:text-style-name="P20" xml:id="id290" draw:id="id290"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1" draw:text-style-name="P20" xml:id="id279" draw:id="id279"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5" draw:id="id275"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6" draw:id="id276"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2" draw:id="id272"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3" xml:id="id274" draw:id="id274"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3" draw:text-style-name="P13" xml:id="id273" draw:id="id273"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5.158cm" svg:y2="5.451cm" draw:start-shape="id272" draw:start-glue-point="8" draw:end-shape="id273" draw:end-glue-point="0" svg:d="M13855 3480v1148h-8697v823" svg:viewBox="0 0 8698 1972">
          <text:p/>
        </draw:connector>
        <draw:connector draw:style-name="gr228" draw:text-style-name="P4" draw:layer="layout" draw:line-skew="0.17cm" svg:x1="13.855cm" svg:y1="3.48cm" svg:x2="10.906cm" svg:y2="5.451cm" draw:start-shape="id272" draw:start-glue-point="8" draw:end-shape="id274" svg:d="M13855 3480v1148h-2949v823" svg:viewBox="0 0 2950 1972">
          <text:p/>
        </draw:connector>
        <draw:connector draw:style-name="gr228" draw:text-style-name="P4" draw:layer="layout" svg:x1="13.855cm" svg:y1="3.48cm" svg:x2="16.746cm" svg:y2="5.851cm" draw:start-shape="id272" draw:start-glue-point="8" draw:end-shape="id275" draw:end-glue-point="0" svg:d="M13855 3480v1178h2891v1193" svg:viewBox="0 0 2892 2372">
          <text:p/>
        </draw:connector>
        <draw:connector draw:style-name="gr228" draw:text-style-name="P4" draw:layer="layout" svg:x1="13.855cm" svg:y1="3.48cm" svg:x2="22.393cm" svg:y2="5.851cm" draw:start-shape="id272" draw:start-glue-point="8" draw:end-shape="id276" draw:end-glue-point="0" svg:d="M13855 3480v1178h8538v1193" svg:viewBox="0 0 8539 2372">
          <text:p/>
        </draw:connector>
        <draw:connector draw:style-name="gr228" draw:text-style-name="P4" draw:layer="layout" svg:x1="5.158cm" svg:y1="6.691cm" svg:x2="13.878cm" svg:y2="8.726cm" draw:start-shape="id273" draw:start-glue-point="2" draw:end-shape="id277" draw:end-glue-point="0" svg:d="M5158 6691v1018h8720v1017" svg:viewBox="0 0 8721 2036">
          <text:p/>
        </draw:connector>
        <draw:connector draw:style-name="gr228" draw:text-style-name="P4" draw:layer="layout" svg:x1="10.906cm" svg:y1="6.691cm" svg:x2="13.878cm" svg:y2="8.726cm" draw:start-shape="id274" draw:start-glue-point="2" draw:end-shape="id277" draw:end-glue-point="0" svg:d="M10906 6691v1018h2972v1017" svg:viewBox="0 0 2973 2036">
          <text:p/>
        </draw:connector>
        <draw:connector draw:style-name="gr228" draw:text-style-name="P4" draw:layer="layout" svg:x1="16.746cm" svg:y1="6.585cm" svg:x2="13.878cm" svg:y2="8.726cm" draw:start-shape="id275" draw:start-glue-point="2" draw:end-shape="id277" draw:end-glue-point="0" svg:d="M16746 6585v1071h-2868v1070" svg:viewBox="0 0 2869 2142">
          <text:p/>
        </draw:connector>
        <draw:connector draw:style-name="gr228" draw:text-style-name="P4" draw:layer="layout" svg:x1="22.393cm" svg:y1="6.585cm" svg:x2="13.878cm" svg:y2="8.726cm" draw:start-shape="id276" draw:start-glue-point="2" draw:end-shape="id277" draw:end-glue-point="0" svg:d="M22393 6585v1071h-8515v1070" svg:viewBox="0 0 8516 2142">
          <text:p/>
        </draw:connector>
        <draw:connector draw:style-name="gr228" draw:text-style-name="P4" draw:layer="layout" draw:line-skew="-0.005cm" svg:x1="13.81cm" svg:y1="13.23cm" svg:x2="24.801cm" svg:y2="15.466cm" draw:start-shape="id278" draw:start-glue-point="2" draw:end-shape="id279" svg:d="M13810 13230v1105h10991v1131" svg:viewBox="0 0 10992 2237">
          <text:p/>
        </draw:connector>
        <draw:connector draw:style-name="gr228" draw:text-style-name="P4" draw:layer="layout" draw:line-skew="-1.098cm" svg:x1="13.81cm" svg:y1="13.23cm" svg:x2="9.466cm" svg:y2="17.652cm" draw:start-shape="id278" draw:start-glue-point="2" draw:end-shape="id280" draw:end-glue-point="0" svg:d="M13810 13230v1105h-4344v3317" svg:viewBox="0 0 4345 4423">
          <text:p/>
        </draw:connector>
        <draw:connector draw:style-name="gr228" draw:text-style-name="P4" draw:layer="layout" draw:line-skew="-1.098cm" svg:x1="13.81cm" svg:y1="13.23cm" svg:x2="13.206cm" svg:y2="17.652cm" draw:start-shape="id278" draw:start-glue-point="2" draw:end-shape="id281" draw:end-glue-point="0" svg:d="M13810 13230v1105h-604v3317" svg:viewBox="0 0 605 4423">
          <text:p/>
        </draw:connector>
        <draw:connector draw:style-name="gr228" draw:text-style-name="P4" draw:layer="layout" svg:x1="24.801cm" svg:y1="16.2cm" svg:x2="24.784cm" svg:y2="17.653cm" draw:start-shape="id279" draw:start-glue-point="2" draw:end-shape="id282" draw:end-glue-point="0" svg:d="M24801 16200v727h-17v726" svg:viewBox="0 0 18 1454">
          <text:p/>
        </draw:connector>
        <draw:connector draw:style-name="gr228" draw:text-style-name="P4" draw:layer="layout" draw:line-skew="-1.097cm" svg:x1="13.81cm" svg:y1="13.23cm" svg:x2="5.589cm" svg:y2="17.652cm" draw:start-shape="id278" draw:start-glue-point="2" draw:end-shape="id283" draw:end-glue-point="0" svg:d="M13810 13230v1105h-8221v3317" svg:viewBox="0 0 8222 4423">
          <text:p/>
        </draw:connector>
        <draw:connector draw:style-name="gr228" draw:text-style-name="P4" draw:layer="layout" draw:line-skew="-0.142cm" svg:x1="13.81cm" svg:y1="13.23cm" svg:x2="3.046cm" svg:y2="15.741cm" draw:start-shape="id278" draw:start-glue-point="2" draw:end-shape="id284" draw:end-glue-point="0" svg:d="M13810 13230v1105h-10764v1406" svg:viewBox="0 0 10765 2512">
          <text:p/>
        </draw:connector>
        <draw:custom-shape draw:style-name="gr314" draw:text-style-name="P20" xml:id="id285" draw:id="id285"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78" draw:start-glue-point="2" draw:end-shape="id285" draw:end-glue-point="0" svg:d="M13810 13230v1105h2948v3317" svg:viewBox="0 0 2949 4423">
          <text:p/>
        </draw:connector>
        <draw:custom-shape draw:style-name="gr236" draw:text-style-name="P13" xml:id="id288" draw:id="id288"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6" draw:id="id286"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7" draw:id="id287"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5" draw:text-style-name="P20" xml:id="id289" draw:id="id289"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7" draw:start-glue-point="2" draw:end-shape="id286" draw:end-glue-point="0" svg:d="M13878 9460v1785h285v567" svg:viewBox="0 0 286 2353">
          <text:p/>
        </draw:connector>
        <draw:connector draw:style-name="gr250" draw:text-style-name="P9" draw:layer="layout" draw:line-skew="0.609cm" svg:x1="13.878cm" svg:y1="9.46cm" svg:x2="8.516cm" svg:y2="11.812cm" draw:start-shape="id277" draw:start-glue-point="2" draw:end-shape="id287" draw:end-glue-point="0" svg:d="M13878 9460v1785h-5362v567" svg:viewBox="0 0 5363 2353">
          <text:p/>
        </draw:connector>
        <draw:connector draw:style-name="gr250" draw:text-style-name="P9" draw:layer="layout" draw:line-skew="0.609cm" svg:x1="13.878cm" svg:y1="9.46cm" svg:x2="19.809cm" svg:y2="11.812cm" draw:start-shape="id277" draw:start-glue-point="2" draw:end-shape="id288" draw:end-glue-point="0" svg:d="M13878 9460v1785h5931v567" svg:viewBox="0 0 5932 2353">
          <text:p/>
        </draw:connector>
        <draw:connector draw:style-name="gr250" draw:text-style-name="P9" draw:layer="layout" draw:line-skew="-1.095cm" svg:x1="13.81cm" svg:y1="13.23cm" svg:x2="20.425cm" svg:y2="17.646cm" draw:start-shape="id278" draw:start-glue-point="2" draw:end-shape="id289" draw:end-glue-point="0" svg:d="M13810 13230v1105h6615v3311" svg:viewBox="0 0 6616 4417">
          <text:p/>
        </draw:connector>
        <draw:custom-shape draw:style-name="gr311" draw:text-style-name="P20" xml:id="id284" draw:id="id284"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4" draw:start-glue-point="2" draw:end-shape="id290" draw:end-glue-point="0" svg:d="M3046 16475v589h-929v588" svg:viewBox="0 0 930 1178">
          <text:p/>
        </draw:connector>
        <draw:custom-shape draw:style-name="gr316" draw:text-style-name="P20" xml:id="id291" draw:id="id291"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78" draw:start-glue-point="2" draw:end-shape="id291" draw:end-glue-point="0" svg:d="M13810 13230v1137h4582v4893" svg:viewBox="0 0 4583 6031">
          <text:p/>
        </draw:connector>
        <draw:connector draw:style-name="gr25" draw:layer="layout" svg:x1="3.682cm" svg:y1="6.691cm" svg:x2="1.454cm" svg:y2="17.652cm" draw:start-shape="id273" draw:start-glue-point="6" draw:end-shape="id290" draw:end-glue-point="5" svg:d="M3682 6691v5481h-2228v5480" svg:viewBox="0 0 2229 10962">
          <text:p/>
        </draw:connector>
        <draw:connector draw:style-name="gr25" draw:layer="layout" draw:line-skew="0.334cm" svg:x1="12.322cm" svg:y1="6.691cm" svg:x2="12.579cm" svg:y2="8.726cm" draw:start-shape="id274" draw:start-glue-point="7" draw:end-shape="id277" draw:end-glue-point="5" svg:d="M12322 6691v1352h257v683" svg:viewBox="0 0 258 2036">
          <text:p/>
        </draw:connector>
      </draw:page>
      <draw:page draw:name="page28" draw:style-name="dp1" draw:master-page-name="Default">
        <draw:custom-shape draw:style-name="gr317" draw:text-style-name="P13" xml:id="id302" draw:id="id302"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5" draw:id="id295"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2" draw:id="id292"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3" draw:id="id293"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294" draw:id="id294"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8" draw:text-style-name="P65" xml:id="id296" draw:id="id296"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97" draw:id="id297"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98" draw:id="id298"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99" draw:id="id299"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2" draw:start-glue-point="2" draw:end-shape="id293" draw:end-glue-point="0" svg:d="M9733 9971v717h4586v716" svg:viewBox="0 0 4587 1434">
          <text:p/>
        </draw:connector>
        <draw:connector draw:style-name="gr241" draw:layer="layout" svg:x1="9.733cm" svg:y1="9.971cm" svg:x2="4.166cm" svg:y2="11.387cm" draw:start-shape="id292" draw:start-glue-point="2" draw:end-shape="id294" draw:end-glue-point="0" svg:d="M9733 9971v708h-5567v708" svg:viewBox="0 0 5568 1417">
          <text:p/>
        </draw:connector>
        <draw:connector draw:style-name="gr241" draw:layer="layout" svg:x1="11.847cm" svg:y1="4.21cm" svg:x2="11.833cm" svg:y2="4.933cm" draw:end-shape="id295" draw:end-glue-point="0" svg:d="M11847 4210v103h-14v620" svg:viewBox="0 0 15 724">
          <text:p/>
        </draw:connector>
        <draw:frame draw:style-name="gr301"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296" draw:start-glue-point="2" draw:end-shape="id297" draw:end-glue-point="0" svg:d="M14319 18264v795h-4864v794" svg:viewBox="0 0 4865 1590">
          <text:p/>
        </draw:connector>
        <draw:connector draw:style-name="gr228" draw:text-style-name="P4" draw:layer="layout" svg:x1="14.319cm" svg:y1="18.264cm" svg:x2="14.319cm" svg:y2="19.853cm" draw:start-shape="id296" draw:start-glue-point="2" draw:end-shape="id298" draw:end-glue-point="0" svg:d="M14319 18264v1589" svg:viewBox="0 0 1 1590">
          <text:p/>
        </draw:connector>
        <draw:connector draw:style-name="gr228" draw:text-style-name="P4" draw:layer="layout" svg:x1="14.319cm" svg:y1="18.264cm" svg:x2="19.411cm" svg:y2="19.853cm" draw:start-shape="id296" draw:start-glue-point="2" draw:end-shape="id299" draw:end-glue-point="0" svg:d="M14319 18264v795h5092v794" svg:viewBox="0 0 5093 1590">
          <text:p/>
        </draw:connector>
        <draw:custom-shape draw:style-name="gr319" draw:text-style-name="P64" xml:id="id303" draw:id="id303"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0" draw:text-style-name="P64" xml:id="id301" draw:id="id301"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1" draw:text-style-name="P64" xml:id="id300" draw:id="id300"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3" draw:start-glue-point="2" draw:end-shape="id300" draw:end-glue-point="0" svg:d="M14319 12138v794h-7339v794" svg:viewBox="0 0 7340 1589">
          <text:p/>
        </draw:connector>
        <draw:connector draw:style-name="gr241" draw:layer="layout" svg:x1="14.319cm" svg:y1="12.138cm" svg:x2="19.964cm" svg:y2="13.726cm" draw:start-shape="id293" draw:start-glue-point="2" draw:end-shape="id301" draw:end-glue-point="0" svg:d="M14319 12138v794h5645v794" svg:viewBox="0 0 5646 1589">
          <text:p/>
        </draw:connector>
        <draw:connector draw:style-name="gr241" draw:layer="layout" svg:x1="14.319cm" svg:y1="12.138cm" svg:x2="24.797cm" svg:y2="13.726cm" draw:start-shape="id293" draw:start-glue-point="2" draw:end-shape="id302" draw:end-glue-point="0" svg:d="M14319 12138v794h10478v794" svg:viewBox="0 0 10479 1589">
          <text:p/>
        </draw:connector>
        <draw:connector draw:style-name="gr241" draw:layer="layout" svg:x1="14.319cm" svg:y1="12.138cm" svg:x2="3.102cm" svg:y2="13.726cm" draw:start-shape="id293" draw:start-glue-point="2" draw:end-shape="id303" draw:end-glue-point="0" svg:d="M14319 12138v794h-11217v794" svg:viewBox="0 0 11218 1589">
          <text:p/>
        </draw:connector>
        <draw:connector draw:style-name="gr241" draw:layer="layout" svg:x1="3.102cm" svg:y1="14.46cm" svg:x2="14.319cm" svg:y2="16.008cm" draw:start-shape="id303" draw:start-glue-point="2" draw:end-shape="id304" draw:end-glue-point="0" svg:d="M3102 14460v774h11217v774" svg:viewBox="0 0 11218 1549">
          <text:p/>
        </draw:connector>
        <draw:connector draw:style-name="gr241" draw:layer="layout" svg:x1="14.319cm" svg:y1="16.742cm" svg:x2="14.319cm" svg:y2="17.53cm" draw:start-shape="id304" draw:start-glue-point="2" draw:end-shape="id296" draw:end-glue-point="0" svg:d="M14319 16742v788" svg:viewBox="0 0 1 789">
          <text:p/>
        </draw:connector>
        <draw:connector draw:style-name="gr241" draw:layer="layout" svg:x1="19.964cm" svg:y1="14.46cm" svg:x2="14.319cm" svg:y2="16.008cm" draw:start-shape="id301" draw:start-glue-point="2" draw:end-shape="id304" draw:end-glue-point="0" svg:d="M19964 14460v774h-5645v774" svg:viewBox="0 0 5646 1549">
          <text:p/>
        </draw:connector>
        <draw:connector draw:style-name="gr241" draw:layer="layout" svg:x1="24.797cm" svg:y1="14.459cm" svg:x2="14.319cm" svg:y2="16.008cm" draw:start-shape="id302" draw:start-glue-point="2" draw:end-shape="id304" draw:end-glue-point="0" svg:d="M24797 14459v774h-10478v775" svg:viewBox="0 0 10479 1550">
          <text:p/>
        </draw:connector>
        <draw:custom-shape draw:style-name="gr322" draw:text-style-name="P64" xml:id="id305" draw:id="id305"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3" draw:start-glue-point="2" draw:end-shape="id305" draw:end-glue-point="0" svg:d="M14319 12138v785h983v784" svg:viewBox="0 0 984 1570">
          <text:p/>
        </draw:connector>
        <draw:connector draw:style-name="gr228" draw:text-style-name="P4" draw:layer="layout" svg:x1="15.302cm" svg:y1="14.441cm" svg:x2="14.319cm" svg:y2="16.008cm" draw:start-shape="id305" draw:start-glue-point="2" draw:end-shape="id304" draw:end-glue-point="0" svg:d="M15302 14441v784h-983v783" svg:viewBox="0 0 984 1568">
          <text:p/>
        </draw:connector>
        <draw:custom-shape draw:style-name="gr236" draw:text-style-name="P13" xml:id="id306" draw:id="id306"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07" draw:id="id307"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295" draw:start-glue-point="2" draw:end-shape="id306" draw:end-glue-point="0" svg:d="M11833 5667v815h-5400v815" svg:viewBox="0 0 5401 1631">
          <text:p/>
        </draw:connector>
        <draw:connector draw:style-name="gr242" draw:text-style-name="P63" draw:layer="layout" svg:x1="11.833cm" svg:y1="5.667cm" svg:x2="12.667cm" svg:y2="7.297cm" draw:start-shape="id295" draw:start-glue-point="2" draw:end-shape="id307" draw:end-glue-point="0" svg:d="M11833 5667v815h834v815" svg:viewBox="0 0 835 1631">
          <text:p/>
        </draw:connector>
        <draw:connector draw:style-name="gr242" draw:text-style-name="P63" draw:layer="layout" svg:x1="6.433cm" svg:y1="8.031cm" svg:x2="9.733cm" svg:y2="9.237cm" draw:start-shape="id306" draw:start-glue-point="2" draw:end-shape="id292" draw:end-glue-point="0" svg:d="M6433 8031v603h3300v603" svg:viewBox="0 0 3301 1207">
          <text:p/>
        </draw:connector>
        <draw:connector draw:style-name="gr242" draw:text-style-name="P63" draw:layer="layout" svg:x1="12.667cm" svg:y1="8.031cm" svg:x2="9.733cm" svg:y2="9.237cm" draw:start-shape="id307" draw:start-glue-point="2" draw:end-shape="id292" draw:end-glue-point="0" svg:d="M12667 8031v603h-2934v603" svg:viewBox="0 0 2935 1207">
          <text:p/>
        </draw:connector>
        <draw:custom-shape draw:style-name="gr323" draw:text-style-name="P64" xml:id="id308" draw:id="id308"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3" draw:start-glue-point="2" draw:end-shape="id308" draw:end-glue-point="0" svg:d="M14319 12138v794h-3089v794" svg:viewBox="0 0 3090 1589">
          <text:p/>
        </draw:connector>
        <draw:connector draw:style-name="gr228" draw:text-style-name="P4" draw:layer="layout" svg:x1="11.23cm" svg:y1="14.46cm" svg:x2="14.319cm" svg:y2="16.008cm" draw:start-shape="id308" draw:start-glue-point="2" draw:end-shape="id304" draw:end-glue-point="0" svg:d="M11230 14460v774h3089v774" svg:viewBox="0 0 3090 1549">
          <text:p/>
        </draw:connector>
        <draw:custom-shape draw:style-name="gr236" draw:text-style-name="P13" xml:id="id304" draw:id="id304"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0" draw:start-glue-point="2" draw:end-shape="id304" draw:end-glue-point="0" svg:d="M6980 14460v774h7339v774" svg:viewBox="0 0 7340 1549">
          <text:p/>
        </draw:connector>
        <draw:custom-shape draw:style-name="gr236" draw:text-style-name="P13" xml:id="id309" draw:id="id309"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5" draw:start-glue-point="2" draw:end-shape="id309" draw:end-glue-point="0" svg:d="M11833 5667v815h6534v815" svg:viewBox="0 0 6535 1631">
          <text:p/>
        </draw:connector>
        <draw:connector draw:style-name="gr228" draw:text-style-name="P4" draw:layer="layout" svg:x1="18.367cm" svg:y1="8.031cm" svg:x2="9.733cm" svg:y2="9.237cm" draw:start-shape="id309" draw:start-glue-point="2" draw:end-shape="id292" draw:end-glue-point="0" svg:d="M18367 8031v603h-8634v603" svg:viewBox="0 0 8635 1207">
          <text:p/>
        </draw:connector>
      </draw:page>
      <draw:page draw:name="page29" draw:style-name="dp1" draw:master-page-name="Default">
        <draw:frame draw:style-name="gr138" draw:text-style-name="P60" draw:layer="layout" svg:width="3.493cm" svg:height="4.043cm" svg:x="3.222cm" svg:y="13.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4" draw:text-style-name="P59" draw:layer="layout" svg:width="3.867cm" svg:height="4.128cm" svg:x="7.35cm" svg:y="13.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20" draw:id="id320"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19" draw:id="id319"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18" draw:id="id318"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17" draw:id="id317"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16" draw:id="id316"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5" draw:text-style-name="P20" xml:id="id315" draw:id="id315"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6"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7" draw:text-style-name="P29" xml:id="id310" draw:id="id310"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8" draw:text-style-name="P29" xml:id="id311" draw:id="id311"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3" draw:id="id313"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66" draw:text-style-name="P13" xml:id="id314" draw:id="id314"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310" draw:start-glue-point="2" draw:end-shape="id311" draw:end-glue-point="0" svg:d="M7738 6496v1011" svg:viewBox="0 0 1 1012">
          <text:p/>
        </draw:connector>
        <draw:custom-shape draw:style-name="gr45" draw:text-style-name="P4" xml:id="id312" draw:id="id312"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8.322cm" svg:y1="4.81cm" svg:x2="18.321cm" svg:y2="5.779cm" draw:start-shape="id312" draw:start-glue-point="8" draw:end-shape="id313" draw:end-glue-point="0" svg:d="M18322 4810v477h-1v492" svg:viewBox="0 0 2 970">
          <text:p/>
        </draw:connector>
        <draw:connector draw:style-name="gr241" draw:layer="layout" svg:x1="18.321cm" svg:y1="6.513cm" svg:x2="18.321cm" svg:y2="7.273cm" draw:start-shape="id313" draw:start-glue-point="2" draw:end-shape="id314" draw:end-glue-point="0" svg:d="M18321 6513v760" svg:viewBox="0 0 1 761">
          <text:p/>
        </draw:connector>
        <draw:connector draw:style-name="gr241" draw:layer="layout" svg:x1="18.321cm" svg:y1="8.007cm" svg:x2="18.321cm" svg:y2="8.768cm" draw:start-shape="id314" draw:start-glue-point="2" draw:end-shape="id315" draw:end-glue-point="0" svg:d="M18321 8007v761" svg:viewBox="0 0 1 762">
          <text:p/>
        </draw:connector>
        <draw:connector draw:style-name="gr241" draw:layer="layout" svg:x1="18.321cm" svg:y1="9.502cm" svg:x2="18.321cm" svg:y2="10.262cm" draw:start-shape="id315" draw:start-glue-point="2" draw:end-shape="id316" draw:end-glue-point="0" svg:d="M18321 9502v760" svg:viewBox="0 0 1 761">
          <text:p/>
        </draw:connector>
        <draw:connector draw:style-name="gr241" draw:layer="layout" svg:x1="18.321cm" svg:y1="10.996cm" svg:x2="18.321cm" svg:y2="11.757cm" draw:start-shape="id316" draw:start-glue-point="2" draw:end-shape="id317" draw:end-glue-point="0" svg:d="M18321 10996v761" svg:viewBox="0 0 1 762">
          <text:p/>
        </draw:connector>
        <draw:connector draw:style-name="gr241" draw:layer="layout" svg:x1="18.321cm" svg:y1="12.491cm" svg:x2="18.321cm" svg:y2="13.251cm" draw:start-shape="id317" draw:start-glue-point="2" draw:end-shape="id318" draw:end-glue-point="0" svg:d="M18321 12491v760" svg:viewBox="0 0 1 761">
          <text:p/>
        </draw:connector>
        <draw:connector draw:style-name="gr241" draw:layer="layout" svg:x1="18.321cm" svg:y1="13.985cm" svg:x2="18.321cm" svg:y2="14.746cm" draw:start-shape="id318" draw:start-glue-point="2" draw:end-shape="id319" draw:end-glue-point="0" svg:d="M18321 13985v761" svg:viewBox="0 0 1 762">
          <text:p/>
        </draw:connector>
        <draw:connector draw:style-name="gr241" draw:layer="layout" svg:x1="18.321cm" svg:y1="15.48cm" svg:x2="18.321cm" svg:y2="16.24cm" draw:start-shape="id319" draw:start-glue-point="2" draw:end-shape="id320" draw:end-glue-point="0" svg:d="M18321 15480v760" svg:viewBox="0 0 1 761">
          <text:p/>
        </draw:connector>
        <draw:frame draw:style-name="gr329" draw:text-style-name="P68" draw:layer="layout" svg:width="4.984cm" svg:height="3.493cm" svg:x="21.956cm" svg:y="7.984cm">
          <draw:text-box>
            <text:p text:style-name="P58"><text:span text:style-name="T26">This is the Basic Capture Criteria.</text:span></text:p>
            <text:p text:style-name="P58"><text:span text:style-name="T26"/></text:p>
            <text:p text:style-name="P58"><text:span text:style-name="T26">These are effectively ANDed. </text:span></text:p>
            <text:p text:style-name="P58"><text:span text:style-name="T26">If any deco condition is false, it returns false, otherwise it calls down the deco chain.</text:span></text:p>
          </draw:text-box>
        </draw:frame>
      </draw:page>
      <draw:page draw:name="page30" draw:style-name="dp1" draw:master-page-name="Default">
        <draw:frame draw:style-name="gr330" draw:text-style-name="P11" draw:layer="layout" svg:width="11.747cm" svg:height="1.116cm" svg:x="7.985cm" svg:y="1.054cm">
          <draw:text-box>
            <text:p text:style-name="P4"><text:span text:style-name="T6">Capturer Decorators <text:s/>and Chain</text:span></text:p>
          </draw:text-box>
        </draw:frame>
        <draw:frame draw:style-name="gr331"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2"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3"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4" draw:text-style-name="P29" xml:id="id321" draw:id="id321"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5" draw:text-style-name="P29" xml:id="id322" draw:id="id322"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21" draw:start-glue-point="2" draw:end-shape="id322" draw:end-glue-point="0" svg:d="M7220 4640v954" svg:viewBox="0 0 1 955">
          <text:p/>
        </draw:connector>
        <draw:custom-shape draw:style-name="gr336" draw:text-style-name="P13" xml:id="id323" draw:id="id323"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24" draw:id="id324"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25" draw:id="id325"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4.114cm" svg:x2="17.94cm" svg:y2="4.584cm" draw:start-shape="id323" draw:start-glue-point="2" draw:end-shape="id324" draw:end-glue-point="0" svg:d="M17940 4114v470" svg:viewBox="0 0 1 471">
          <text:p/>
        </draw:connector>
        <draw:connector draw:style-name="gr228" draw:text-style-name="P4" draw:layer="layout" svg:x1="17.94cm" svg:y1="5.318cm" svg:x2="17.94cm" svg:y2="5.851cm" draw:start-shape="id324" draw:start-glue-point="2" draw:end-shape="id325" draw:end-glue-point="0" svg:d="M17940 5318v533" svg:viewBox="0 0 1 534">
          <text:p/>
        </draw:connector>
        <draw:custom-shape draw:style-name="gr45" draw:text-style-name="P4" xml:id="id326" draw:id="id326"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7.941cm" svg:y1="2.817cm" svg:x2="17.94cm" svg:y2="3.38cm" draw:start-shape="id326" draw:start-glue-point="8" draw:end-shape="id323" draw:end-glue-point="0" svg:d="M17941 2817v274h-1v289" svg:viewBox="0 0 2 564">
          <text:p/>
        </draw:connector>
        <draw:custom-shape draw:style-name="gr43" draw:text-style-name="P13" xml:id="id328" draw:id="id328"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7" draw:text-style-name="P69" xml:id="id329" draw:id="id329"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38" draw:text-style-name="P65" xml:id="id334" draw:id="id334"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30" draw:id="id330"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7.94cm" svg:y1="7.934cm" svg:x2="17.94cm" svg:y2="8.837cm" draw:start-shape="id327" draw:start-glue-point="2" draw:end-shape="id328" draw:end-glue-point="0" svg:d="M17940 7934v903" svg:viewBox="0 0 1 904">
          <text:p/>
        </draw:connector>
        <draw:connector draw:style-name="gr241" draw:layer="layout" svg:x1="17.94cm" svg:y1="10.107cm" svg:x2="17.94cm" svg:y2="10.742cm" draw:start-shape="id328" draw:start-glue-point="2" draw:end-shape="id329" draw:end-glue-point="0" svg:d="M17940 10107v635" svg:viewBox="0 0 1 636">
          <text:p/>
        </draw:connector>
        <draw:connector draw:style-name="gr241" draw:layer="layout" svg:x1="17.94cm" svg:y1="12.012cm" svg:x2="17.94cm" svg:y2="12.647cm" draw:start-shape="id329" draw:start-glue-point="2" draw:end-shape="id330" draw:end-glue-point="0" svg:d="M17940 12012v635" svg:viewBox="0 0 1 636">
          <text:p/>
        </draw:connector>
        <draw:frame draw:style-name="gr339"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0" draw:text-style-name="P13" xml:id="id332" draw:id="id332"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0" draw:text-style-name="P13" xml:id="id331" draw:id="id331"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15.34cm" svg:y2="14.746cm" draw:start-shape="id330" draw:start-glue-point="2" draw:end-shape="id331" draw:end-glue-point="0" svg:d="M17940 13917v432h-2600v397" svg:viewBox="0 0 2601 830">
          <text:p/>
        </draw:connector>
        <draw:connector draw:style-name="gr228" draw:text-style-name="P4" draw:layer="layout" svg:x1="15.34cm" svg:y1="15.434cm" svg:x2="17.94cm" svg:y2="16.269cm" draw:start-shape="id331" draw:start-glue-point="2" draw:end-shape="id332" draw:end-glue-point="0" svg:d="M15340 15434v418h2600v417" svg:viewBox="0 0 2601 836">
          <text:p/>
        </draw:connector>
        <draw:connector draw:style-name="gr228" draw:text-style-name="P4" draw:layer="layout" svg:x1="17.94cm" svg:y1="18.333cm" svg:x2="17.94cm" svg:y2="18.91cm" draw:start-shape="id333" draw:start-glue-point="2" draw:end-shape="id334" draw:end-glue-point="0" svg:d="M17940 18333v577" svg:viewBox="0 0 1 578">
          <text:p/>
        </draw:connector>
        <draw:custom-shape draw:style-name="gr340" draw:text-style-name="P13" xml:id="id333" draw:id="id333"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17.94cm" svg:y1="16.957cm" svg:x2="17.94cm" svg:y2="17.645cm" draw:start-shape="id332" draw:start-glue-point="2" draw:end-shape="id333" draw:end-glue-point="0" svg:d="M17940 16957v688" svg:viewBox="0 0 1 689">
          <text:p/>
        </draw:connector>
        <draw:custom-shape draw:style-name="gr223" draw:text-style-name="P13" xml:id="id327" draw:id="id327"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6.585cm" svg:x2="17.94cm" svg:y2="7.201cm" draw:start-shape="id325" draw:start-glue-point="2" draw:end-shape="id327" draw:end-glue-point="0" svg:d="M17940 6585v616" svg:viewBox="0 0 1 617">
          <text:p/>
        </draw:connector>
        <draw:custom-shape draw:style-name="gr340" draw:text-style-name="P13" xml:id="id335" draw:id="id335"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20.44cm" svg:y2="14.746cm" draw:start-shape="id330" draw:start-glue-point="2" draw:end-shape="id335" draw:end-glue-point="0" svg:d="M17940 13917v432h2500v397" svg:viewBox="0 0 2501 830">
          <text:p/>
        </draw:connector>
        <draw:connector draw:style-name="gr228" draw:text-style-name="P4" draw:layer="layout" svg:x1="20.44cm" svg:y1="15.434cm" svg:x2="17.94cm" svg:y2="16.269cm" draw:start-shape="id335" draw:start-glue-point="2" draw:end-shape="id332" draw:end-glue-point="0" svg:d="M20440 15434v418h-2500v417" svg:viewBox="0 0 2501 836">
          <text:p/>
        </draw:connector>
      </draw:page>
      <draw:page draw:name="page31" draw:style-name="dp1" draw:master-page-name="Default">
        <draw:custom-shape draw:style-name="gr270" draw:text-style-name="P13" xml:id="id345" draw:id="id345"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1" draw:text-style-name="P13" xml:id="id340" draw:id="id340"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342" draw:text-style-name="P13" xml:id="id349" draw:id="id349"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46" draw:id="id346"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48" draw:id="id348"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47" draw:id="id347"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42" draw:id="id342"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43" draw:id="id343"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41" draw:id="id341"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44" draw:id="id344"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39" draw:id="id339"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36" draw:id="id336"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37" draw:id="id337"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38" draw:id="id338"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36" draw:start-glue-point="2" draw:end-shape="id337" draw:end-glue-point="4" svg:d="M22533 4960v585h-7031v587" svg:viewBox="0 0 7032 1173">
          <text:p/>
        </draw:connector>
        <draw:connector draw:style-name="gr35" draw:layer="layout" svg:x1="22.533cm" svg:y1="4.96cm" svg:x2="11.141cm" svg:y2="6.132cm" draw:start-shape="id336" draw:start-glue-point="2" draw:end-shape="id338" draw:end-glue-point="4" svg:d="M22533 4960v585h-11392v587" svg:viewBox="0 0 11393 1173">
          <text:p/>
        </draw:connector>
        <draw:connector draw:style-name="gr35" draw:layer="layout" svg:x1="22.533cm" svg:y1="4.96cm" svg:x2="6.761cm" svg:y2="6.132cm" draw:start-shape="id336" draw:start-glue-point="2" draw:end-shape="id339" draw:end-glue-point="4" svg:d="M22533 4960v585h-15772v587" svg:viewBox="0 0 15773 1173">
          <text:p/>
        </draw:connector>
        <draw:connector draw:style-name="gr250" draw:text-style-name="P9" draw:layer="layout" draw:line-skew="1.153cm" svg:x1="14.069cm" svg:y1="15.17cm" svg:x2="16.252cm" svg:y2="16.758cm" draw:start-shape="id340" draw:start-glue-point="0" draw:end-shape="id341" draw:end-glue-point="0" svg:d="M14069 15170v652h2183v936" svg:viewBox="0 0 2184 1589">
          <text:p/>
        </draw:connector>
        <draw:connector draw:style-name="gr250" draw:text-style-name="P9" draw:layer="layout" draw:line-skew="1.153cm" svg:x1="14.069cm" svg:y1="15.17cm" svg:x2="11.545cm" svg:y2="16.758cm" draw:start-shape="id340" draw:start-glue-point="0" draw:end-shape="id342" draw:end-glue-point="0" svg:d="M14069 15170v652h-2524v936" svg:viewBox="0 0 2525 1589">
          <text:p/>
        </draw:connector>
        <draw:connector draw:style-name="gr250" draw:text-style-name="P9" draw:layer="layout" draw:line-skew="1.153cm" svg:x1="14.069cm" svg:y1="15.17cm" svg:x2="6.839cm" svg:y2="16.758cm" draw:start-shape="id340" draw:end-shape="id343" draw:end-glue-point="0" svg:d="M14069 15170v652h-7230v936" svg:viewBox="0 0 7231 1589">
          <text:p/>
        </draw:connector>
        <draw:connector draw:style-name="gr250" draw:text-style-name="P9" draw:layer="layout" draw:line-skew="-1.153cm" svg:x1="6.839cm" svg:y1="17.492cm" svg:x2="14.069cm" svg:y2="18.98cm" draw:start-shape="id343" draw:start-glue-point="2" draw:end-shape="id340" draw:end-glue-point="2" svg:d="M6839 17492v836h7230v652" svg:viewBox="0 0 7231 1489">
          <text:p/>
        </draw:connector>
        <draw:connector draw:style-name="gr250" draw:text-style-name="P9" draw:layer="layout" draw:line-skew="-1.153cm" svg:x1="11.545cm" svg:y1="17.491cm" svg:x2="14.069cm" svg:y2="18.98cm" draw:start-shape="id342" draw:start-glue-point="2" draw:end-shape="id340" draw:end-glue-point="2" svg:d="M11545 17491v837h2524v652" svg:viewBox="0 0 2525 1490">
          <text:p/>
        </draw:connector>
        <draw:connector draw:style-name="gr250" draw:text-style-name="P9" draw:layer="layout" draw:line-skew="-1.153cm" svg:x1="16.252cm" svg:y1="17.491cm" svg:x2="14.069cm" svg:y2="18.98cm" draw:start-shape="id341" draw:start-glue-point="2" draw:end-shape="id340" draw:end-glue-point="2" svg:d="M16252 17491v837h-2183v652" svg:viewBox="0 0 2184 1490">
          <text:p/>
        </draw:connector>
        <draw:connector draw:style-name="gr250" draw:text-style-name="P9" draw:layer="layout" draw:line-skew="-1.153cm" svg:x1="20.959cm" svg:y1="17.491cm" svg:x2="14.069cm" svg:y2="18.98cm" draw:start-shape="id344" draw:start-glue-point="2" draw:end-shape="id340" draw:end-glue-point="2" svg:d="M20959 17491v837h-6890v652" svg:viewBox="0 0 6891 1490">
          <text:p/>
        </draw:connector>
        <draw:connector draw:style-name="gr250" draw:text-style-name="P9" draw:layer="layout" draw:line-skew="1.153cm" svg:x1="14.069cm" svg:y1="15.17cm" svg:x2="20.959cm" svg:y2="16.758cm" draw:start-shape="id340" draw:start-glue-point="0" draw:end-shape="id344" draw:end-glue-point="0" svg:d="M14069 15170v652h6890v936" svg:viewBox="0 0 6891 1589">
          <text:p/>
        </draw:connector>
        <draw:connector draw:style-name="gr250" draw:text-style-name="P9" draw:layer="layout" draw:line-skew="1.183cm" svg:x1="14.176cm" svg:y1="9.89cm" svg:x2="11.673cm" svg:y2="11.577cm" draw:start-shape="id345" draw:start-glue-point="0" draw:end-shape="id346" draw:end-glue-point="0" svg:d="M14176 9890v682h-2503v1005" svg:viewBox="0 0 2504 1688">
          <text:p/>
        </draw:connector>
        <draw:connector draw:style-name="gr250" draw:text-style-name="P9" draw:layer="layout" draw:line-skew="1.183cm" svg:x1="14.176cm" svg:y1="9.89cm" svg:x2="17.35cm" svg:y2="11.577cm" draw:start-shape="id345" draw:start-glue-point="0" draw:end-shape="id347" draw:end-glue-point="0" svg:d="M14176 9890v682h3174v1005" svg:viewBox="0 0 3175 1688">
          <text:p/>
        </draw:connector>
        <draw:connector draw:style-name="gr250" draw:text-style-name="P9" draw:layer="layout" draw:line-skew="1.183cm" svg:x1="14.176cm" svg:y1="9.89cm" svg:x2="5.952cm" svg:y2="11.577cm" draw:start-shape="id345" draw:start-glue-point="0" draw:end-shape="id348" svg:d="M14176 9890v682h-8224v1005" svg:viewBox="0 0 8225 1688">
          <text:p/>
        </draw:connector>
        <draw:connector draw:style-name="gr250" draw:text-style-name="P9" draw:layer="layout" draw:line-skew="-1.183cm" svg:x1="5.952cm" svg:y1="12.311cm" svg:x2="14.176cm" svg:y2="13.73cm" draw:start-shape="id348" draw:start-glue-point="2" draw:end-shape="id345" draw:end-glue-point="2" svg:d="M5952 12311v737h8224v682" svg:viewBox="0 0 8225 1420">
          <text:p/>
        </draw:connector>
        <draw:connector draw:style-name="gr250" draw:text-style-name="P9" draw:layer="layout" draw:line-skew="-1.183cm" svg:x1="11.673cm" svg:y1="12.31cm" svg:x2="14.176cm" svg:y2="13.73cm" draw:start-shape="id346" draw:start-glue-point="2" draw:end-shape="id345" draw:end-glue-point="2" svg:d="M11673 12310v738h2503v682" svg:viewBox="0 0 2504 1421">
          <text:p/>
        </draw:connector>
        <draw:connector draw:style-name="gr250" draw:text-style-name="P9" draw:layer="layout" draw:line-skew="-1.183cm" svg:x1="17.35cm" svg:y1="12.31cm" svg:x2="14.176cm" svg:y2="13.73cm" draw:start-shape="id347" draw:start-glue-point="2" draw:end-shape="id345" draw:end-glue-point="2" svg:d="M17350 12310v738h-3174v682" svg:viewBox="0 0 3175 1421">
          <text:p/>
        </draw:connector>
        <draw:connector draw:style-name="gr250" draw:text-style-name="P9" draw:layer="layout" draw:line-skew="1.418cm" svg:x1="14.05cm" svg:y1="3.592cm" svg:x2="9.994cm" svg:y2="6.132cm" draw:start-shape="id349" draw:start-glue-point="0" draw:end-shape="id338" draw:end-glue-point="0" svg:d="M14050 3592v917h-4056v1623" svg:viewBox="0 0 4057 2541">
          <text:p/>
        </draw:connector>
        <draw:connector draw:style-name="gr250" draw:text-style-name="P9" draw:layer="layout" draw:line-skew="1.418cm" svg:x1="14.05cm" svg:y1="3.592cm" svg:x2="5.614cm" svg:y2="6.132cm" draw:start-shape="id349" draw:start-glue-point="0" draw:end-shape="id339" draw:end-glue-point="0" svg:d="M14050 3592v917h-8436v1623" svg:viewBox="0 0 8437 2541">
          <text:p/>
        </draw:connector>
        <draw:connector draw:style-name="gr250" draw:text-style-name="P9" draw:layer="layout" draw:line-skew="-1.153cm" svg:x1="5.614cm" svg:y1="6.865cm" svg:x2="14.05cm" svg:y2="8.62cm" draw:start-shape="id339" draw:start-glue-point="2" draw:end-shape="id349" draw:end-glue-point="2" svg:d="M5614 6865v1103h8436v652" svg:viewBox="0 0 8437 1756">
          <text:p/>
        </draw:connector>
        <draw:connector draw:style-name="gr250" draw:text-style-name="P9" draw:layer="layout" draw:line-skew="-1.153cm" svg:x1="9.994cm" svg:y1="6.865cm" svg:x2="14.05cm" svg:y2="8.62cm" draw:start-shape="id338" draw:start-glue-point="2" draw:end-shape="id349" draw:end-glue-point="2" svg:d="M9994 6865v1103h4056v652" svg:viewBox="0 0 4057 1756">
          <text:p/>
        </draw:connector>
        <draw:connector draw:style-name="gr250" draw:text-style-name="P9" draw:layer="layout" draw:line-skew="-1.153cm" svg:x1="14.355cm" svg:y1="6.865cm" svg:x2="14.05cm" svg:y2="8.62cm" draw:start-shape="id337" draw:start-glue-point="2" draw:end-shape="id349" draw:end-glue-point="2" svg:d="M14355 6865v1103h-305v652" svg:viewBox="0 0 306 1756">
          <text:p/>
        </draw:connector>
        <draw:connector draw:style-name="gr250" draw:text-style-name="P9" draw:layer="layout" draw:line-skew="1.418cm" svg:x1="14.05cm" svg:y1="3.592cm" svg:x2="14.355cm" svg:y2="6.132cm" draw:start-shape="id349" draw:start-glue-point="0" draw:end-shape="id337" draw:end-glue-point="0" svg:d="M14050 3592v917h305v1623" svg:viewBox="0 0 306 2541">
          <text:p/>
        </draw:connector>
        <draw:custom-shape draw:style-name="gr343" draw:text-style-name="P13" xml:id="id350" draw:id="id350"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45" draw:start-glue-point="0" draw:end-shape="id350" draw:end-glue-point="0" svg:d="M14176 9890v652h8523v1035" svg:viewBox="0 0 8524 1688">
          <text:p/>
        </draw:connector>
        <draw:connector draw:style-name="gr250" draw:text-style-name="P9" draw:layer="layout" draw:line-skew="-1.183cm" svg:x1="22.699cm" svg:y1="12.31cm" svg:x2="14.176cm" svg:y2="13.73cm" draw:start-shape="id350" draw:start-glue-point="2" draw:end-shape="id345" draw:end-glue-point="2" svg:d="M22699 12310v738h-8523v682" svg:viewBox="0 0 8524 1421">
          <text:p/>
        </draw:connector>
        <draw:custom-shape draw:style-name="gr344" draw:text-style-name="P13" xml:id="id351" draw:id="id351"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49" draw:start-glue-point="0" draw:end-shape="id351" draw:end-glue-point="0" svg:d="M14050 3592v906h4777v1634" svg:viewBox="0 0 4778 2541">
          <text:p/>
        </draw:connector>
        <draw:connector draw:style-name="gr228" draw:text-style-name="P4" draw:layer="layout" draw:line-skew="-1.157cm" svg:x1="18.827cm" svg:y1="6.865cm" svg:x2="14.05cm" svg:y2="8.62cm" draw:start-shape="id351" draw:start-glue-point="2" draw:end-shape="id349" draw:end-glue-point="2" svg:d="M18827 6865v1099h-4777v656" svg:viewBox="0 0 4778 1756">
          <text:p/>
        </draw:connector>
        <draw:connector draw:style-name="gr35" draw:layer="layout" svg:x1="22.533cm" svg:y1="4.96cm" svg:x2="19.974cm" svg:y2="6.132cm" draw:start-shape="id336" draw:start-glue-point="2" draw:end-shape="id351" draw:end-glue-point="4" svg:d="M22533 4960v585h-2559v587" svg:viewBox="0 0 2560 1173">
          <text:p/>
        </draw:connector>
      </draw:page>
      <draw:page draw:name="page32" draw:style-name="dp1" draw:master-page-name="Default">
        <draw:custom-shape draw:style-name="gr270" draw:text-style-name="P13" xml:id="id356" draw:id="id356"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45" draw:text-style-name="P13" xml:id="id357" draw:id="id357" draw:layer="layout" svg:width="3.092cm" svg:height="0.689cm" svg:x="6.1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46" draw:text-style-name="P13" xml:id="id361" draw:id="id361" draw:layer="layout" svg:width="3.3cm" svg:height="0.688cm" svg:x="11.465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47" draw:text-style-name="P13" xml:id="id359" draw:id="id359" draw:layer="layout" svg:width="3.297cm" svg:height="0.688cm" svg:x="16.71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48" draw:text-style-name="P13" xml:id="id353" draw:id="id353"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49" draw:text-style-name="P13" xml:id="id355" draw:id="id355"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49" draw:text-style-name="P13" xml:id="id354" draw:id="id354"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0" draw:text-style-name="P13" xml:id="id352" draw:id="id352"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9.372cm" svg:y1="12.533cm" svg:x2="21.577cm" svg:y2="13.389cm" draw:start-shape="id352" draw:start-glue-point="2" draw:end-shape="id353" draw:end-glue-point="0" svg:d="M19372 12533v427h2205v429" svg:viewBox="0 0 2206 857">
          <text:p/>
        </draw:connector>
        <draw:connector draw:style-name="gr228" draw:text-style-name="P4" draw:layer="layout" svg:x1="24.018cm" svg:y1="12.533cm" svg:x2="21.577cm" svg:y2="13.389cm" draw:start-shape="id354" draw:start-glue-point="2" draw:end-shape="id353" draw:end-glue-point="0" svg:d="M24018 12533v427h-2441v429" svg:viewBox="0 0 2442 857">
          <text:p/>
        </draw:connector>
        <draw:connector draw:style-name="gr228" draw:text-style-name="P4" draw:layer="layout" svg:x1="21.577cm" svg:y1="10.575cm" svg:x2="19.372cm" svg:y2="11.8cm" draw:start-shape="id355" draw:start-glue-point="2" draw:end-shape="id352" draw:end-glue-point="0" svg:d="M21577 10575v612h-2205v613" svg:viewBox="0 0 2206 1226">
          <text:p/>
        </draw:connector>
        <draw:connector draw:style-name="gr228" draw:text-style-name="P4" draw:layer="layout" svg:x1="21.577cm" svg:y1="10.575cm" svg:x2="24.018cm" svg:y2="11.8cm" draw:start-shape="id355" draw:start-glue-point="2" draw:end-shape="id354" draw:end-glue-point="0" svg:d="M21577 1057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1" draw:text-style-name="P13" xml:id="id360" draw:id="id360" draw:layer="layout" svg:width="3.298cm" svg:height="0.688cm" svg:x="8.358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41" draw:layer="layout" draw:line-skew="1.47cm" svg:x1="14.017cm" svg:y1="4.81cm" svg:x2="7.719cm" svg:y2="7.271cm" draw:start-shape="id356" draw:end-shape="id357" draw:end-glue-point="0" svg:d="M14017 4810v968h-6298v1493" svg:viewBox="0 0 6299 2462">
          <text:p/>
        </draw:connector>
        <draw:custom-shape draw:style-name="gr352" draw:text-style-name="P65" xml:id="id358" draw:id="id358"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71cm" svg:x1="14.017cm" svg:y1="4.81cm" svg:x2="3.708cm" svg:y2="7.271cm" draw:start-shape="id356" draw:start-glue-point="0" draw:end-shape="id358" draw:end-glue-point="0" svg:d="M14017 4810v969h-10309v1492" svg:viewBox="0 0 10310 2462">
          <text:p/>
        </draw:connector>
        <draw:connector draw:style-name="gr228" draw:text-style-name="P4" draw:layer="layout" draw:line-skew="1.471cm" svg:x1="14.017cm" svg:y1="4.81cm" svg:x2="18.361cm" svg:y2="7.271cm" draw:start-shape="id356" draw:start-glue-point="0" draw:end-shape="id359" draw:end-glue-point="0" svg:d="M14017 4810v969h4344v1492" svg:viewBox="0 0 4345 2462">
          <text:p/>
        </draw:connector>
        <draw:connector draw:style-name="gr228" draw:text-style-name="P4" draw:layer="layout" draw:line-skew="1.471cm" svg:x1="14.017cm" svg:y1="4.81cm" svg:x2="10.007cm" svg:y2="9.842cm" draw:start-shape="id356" draw:start-glue-point="0" draw:end-shape="id360" draw:end-glue-point="0" svg:d="M14017 4810v969h-4010v4063" svg:viewBox="0 0 4011 5033">
          <text:p/>
        </draw:connector>
        <draw:connector draw:style-name="gr228" draw:text-style-name="P4" draw:layer="layout" draw:line-skew="1.471cm" svg:x1="14.017cm" svg:y1="4.81cm" svg:x2="21.577cm" svg:y2="9.842cm" draw:start-shape="id356" draw:end-shape="id355" draw:end-glue-point="0" svg:d="M14017 4810v969h7560v4063" svg:viewBox="0 0 7561 5033">
          <text:p/>
        </draw:connector>
        <draw:connector draw:style-name="gr228" draw:text-style-name="P4" draw:layer="layout" draw:line-skew="1.471cm" svg:x1="14.017cm" svg:y1="4.81cm" svg:x2="13.115cm" svg:y2="7.271cm" draw:start-shape="id356" draw:start-glue-point="0" draw:end-shape="id361" draw:end-glue-point="0" svg:d="M14017 4810v969h-902v1492" svg:viewBox="0 0 903 2462">
          <text:p/>
        </draw:connector>
        <draw:custom-shape draw:style-name="gr346" draw:text-style-name="P13" xml:id="id362" draw:id="id362"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3cm" svg:x1="14.017cm" svg:y1="4.81cm" svg:x2="24.043cm" svg:y2="7.271cm" draw:start-shape="id356" draw:start-glue-point="0" draw:end-shape="id362" draw:end-glue-point="0" svg:d="M14017 4810v1028h10026v1433" svg:viewBox="0 0 10027 2462">
          <text:p/>
        </draw:connector>
        <draw:custom-shape draw:style-name="gr353" draw:text-style-name="P13" xml:id="id363" draw:id="id363" draw:layer="layout" svg:width="3.96cm" svg:height="0.688cm" svg:x="13.634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6cm" svg:x1="14.017cm" svg:y1="4.81cm" svg:x2="15.614cm" svg:y2="9.842cm" draw:start-shape="id356" draw:start-glue-point="0" draw:end-shape="id363" draw:end-glue-point="0" svg:d="M14017 4810v958h1597v4074" svg:viewBox="0 0 1598 5033">
          <text:p/>
        </draw:connector>
      </draw:page>
      <draw:page draw:name="page33"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54"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55"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56" draw:text-style-name="P29" xml:id="id364" draw:id="id364"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57" draw:text-style-name="P29" xml:id="id365" draw:id="id365"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64" draw:start-glue-point="2" draw:end-shape="id365" draw:end-glue-point="0" svg:d="M15635 5543v1011" svg:viewBox="0 0 1 1012">
          <text:p/>
        </draw:connector>
        <draw:custom-shape draw:style-name="gr358" draw:text-style-name="P61" xml:id="id370" draw:id="id370"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72" draw:id="id372"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66" draw:start-glue-point="2" draw:end-shape="id367" draw:end-glue-point="0" svg:d="M9727 15273v778h-2683v778" svg:viewBox="0 0 2684 1557">
          <text:p/>
        </draw:connector>
        <draw:custom-shape draw:style-name="gr359" draw:text-style-name="P61" xml:id="id371" draw:id="id371"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66" draw:start-glue-point="2" draw:end-shape="id368" draw:end-glue-point="0" svg:d="M9727 15273v778h2641v778" svg:viewBox="0 0 2642 1557">
          <text:p/>
        </draw:connector>
        <draw:frame draw:style-name="gr360" draw:text-style-name="P66" draw:layer="layout" svg:width="1.378cm" svg:height="0.577cm" svg:x="8.998cm" svg:y="12.747cm">
          <draw:text-box>
            <text:p><text:span text:style-name="T2">Quitter</text:span></text:p>
          </draw:text-box>
        </draw:frame>
        <draw:custom-shape draw:style-name="gr361"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62" draw:text-style-name="P29" xml:id="id369" draw:id="id369"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65" draw:start-glue-point="1" draw:end-shape="id369" draw:end-glue-point="3" svg:d="M18104 6980h1694" svg:viewBox="0 0 1695 1">
          <text:p/>
        </draw:connector>
        <draw:frame draw:style-name="gr363" draw:text-style-name="P27" draw:layer="layout" svg:width="1.327cm" svg:height="0.497cm" svg:x="18.263cm" svg:y="7.137cm">
          <draw:text-box>
            <text:p><text:span text:style-name="T9">optional</text:span></text:p>
          </draw:text-box>
        </draw:frame>
        <draw:frame draw:style-name="gr27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64"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65"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66"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68" draw:id="id368"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67" draw:id="id367"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67" draw:start-glue-point="2" draw:end-shape="id370" draw:end-glue-point="0" svg:d="M7044 17563v1712" svg:viewBox="0 0 1 1713">
          <text:p/>
        </draw:connector>
        <draw:connector draw:style-name="gr228" draw:text-style-name="P4" draw:layer="layout" svg:x1="7.044cm" svg:y1="17.563cm" svg:x2="12.368cm" svg:y2="19.275cm" draw:start-shape="id367" draw:start-glue-point="2" draw:end-shape="id371" draw:end-glue-point="0" svg:d="M7044 17563v856h5324v856" svg:viewBox="0 0 5325 1713">
          <text:p/>
        </draw:connector>
        <draw:connector draw:style-name="gr228" draw:text-style-name="P4" draw:layer="layout" svg:x1="12.368cm" svg:y1="17.563cm" svg:x2="7.044cm" svg:y2="19.275cm" draw:start-shape="id368" draw:start-glue-point="2" draw:end-shape="id370" draw:end-glue-point="0" svg:d="M12368 17563v856h-5324v856" svg:viewBox="0 0 5325 1713">
          <text:p/>
        </draw:connector>
        <draw:connector draw:style-name="gr228" draw:text-style-name="P4" draw:layer="layout" svg:x1="12.368cm" svg:y1="17.563cm" svg:x2="12.368cm" svg:y2="19.275cm" draw:start-shape="id368" draw:start-glue-point="2" draw:end-shape="id371" draw:end-glue-point="0" svg:d="M12368 17563v1712" svg:viewBox="0 0 1 1713">
          <text:p/>
        </draw:connector>
        <draw:custom-shape draw:style-name="gr236" draw:text-style-name="P20" xml:id="id366" draw:id="id366"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72" draw:start-glue-point="8" draw:end-shape="id366" draw:end-glue-point="0" svg:d="M9738 13877v323h-11v339" svg:viewBox="0 0 12 663">
          <text:p/>
        </draw:connector>
      </draw:page>
      <draw:page draw:name="page34" draw:style-name="dp1" draw:master-page-name="Default">
        <draw:custom-shape draw:style-name="gr236" draw:text-style-name="P20" xml:id="id373" draw:id="id373"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375" draw:id="id375"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9" draw:text-style-name="P61" xml:id="id376" draw:id="id376"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7" draw:text-style-name="P13" xml:id="id377" draw:id="id377"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59" draw:text-style-name="P61" xml:id="id379" draw:id="id379"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68" draw:text-style-name="P20" xml:id="id380" draw:id="id380"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5.617cm" svg:y1="6.679cm" svg:x2="5.617cm" svg:y2="7.485cm" draw:start-shape="id373" draw:start-glue-point="2" draw:end-shape="id374" draw:end-glue-point="0" svg:d="M5617 6679v806" svg:viewBox="0 0 1 807">
          <text:p/>
        </draw:connector>
        <draw:connector draw:style-name="gr228" draw:text-style-name="P4" draw:layer="layout" svg:x1="8.141cm" svg:y1="10.066cm" svg:x2="5.617cm" svg:y2="11.339cm" draw:start-shape="id375" draw:start-glue-point="2" draw:end-shape="id376" draw:end-glue-point="0" svg:d="M8141 10066v637h-2524v636" svg:viewBox="0 0 2525 1274">
          <text:p/>
        </draw:connector>
        <draw:custom-shape draw:style-name="gr369" draw:text-style-name="P29" xml:id="id382" draw:id="id382"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9">TAKER</text:span></text:p>
          <draw:enhanced-geometry svg:viewBox="0 0 21600 21600" draw:type="rectangle" draw:enhanced-path="M 0 0 L 21600 0 21600 21600 0 21600 0 0 Z N"/>
        </draw:custom-shape>
        <draw:custom-shape draw:style-name="gr26" draw:text-style-name="P13" xml:id="id381" draw:id="id381"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5.617cm" svg:y1="12.073cm" svg:x2="5.617cm" svg:y2="12.746cm" draw:start-shape="id376" draw:start-glue-point="2" draw:end-shape="id377" draw:end-glue-point="0" svg:d="M5617 12073v673" svg:viewBox="0 0 1 674">
          <text:p/>
        </draw:connector>
        <draw:frame draw:style-name="gr370" draw:text-style-name="P71" draw:layer="layout" svg:width="9.532cm" svg:height="8.011cm" svg:x="12.35cm" svg:y="12.621cm">
          <draw:text-box>
            <text:p text:style-name="P70"><text:span text:style-name="T8">CLAIMER: counts owned seeds but does not move them:</text:span></text:p>
            <text:p text:style-name="P70"><text:span text:style-name="T8"><text:tab/></text:span><text:span text:style-name="T8">ClaimSeeds</text:span></text:p>
            <text:p text:style-name="P70"><text:span text:style-name="T8"><text:tab/></text:span><text:span text:style-name="T8">ChildClaimSeeds</text:span></text:p>
            <text:p text:style-name="P70"><text:span text:style-name="T8"><text:tab/></text:span><text:span text:style-name="T8">ClaimOwnSeeds</text:span></text:p>
            <text:p text:style-name="P70"><text:span text:style-name="T8"><text:tab/></text:span><text:span text:style-name="T8">ClaimBoardSeeds</text:span></text:p>
            <text:p text:style-name="P70"><text:span text:style-name="T8"/></text:p>
            <text:p text:style-name="P70"><text:span text:style-name="T8">TAKER: seeds not in children are claimed and moved to stores:</text:span></text:p>
            <text:p text:style-name="P70"><text:span text:style-name="T8"><text:tab/></text:span><text:span text:style-name="T8">TakeOwnSeeds</text:span></text:p>
            <text:p text:style-name="P70"><text:span text:style-name="T8"><text:tab/></text:span><text:span text:style-name="T8">TakeOnlyChildNStores</text:span></text:p>
            <text:p text:style-name="P70"><text:span text:style-name="T8"><text:tab/></text:span><text:span text:style-name="T8">TakeAllUnclaimed</text:span></text:p>
            <text:p text:style-name="P70"><text:span text:style-name="T8"/></text:p>
            <text:p text:style-name="P70"><text:span text:style-name="T8">DIVVY: unclaimed seeds are split between players:</text:span></text:p>
            <text:p text:style-name="P70"><text:span text:style-name="T8"><text:tab/></text:span><text:span text:style-name="T8">DivvySeedsStores</text:span></text:p>
            <text:p text:style-name="P70"><text:span text:style-name="T8"><text:tab/></text:span><text:span text:style-name="T8">DivvySeedsChildOnly</text:span></text:p>
            <text:p text:style-name="P70"><text:span text:style-name="T8"/></text:p>
            <text:p text:style-name="P70"><text:span text:style-name="T8">Note:</text:span></text:p>
            <text:p text:style-name="P70"><text:span text:style-name="T8">* Uses get_allowable_holes</text:span></text:p>
          </draw:text-box>
        </draw:frame>
        <draw:custom-shape draw:style-name="gr45" draw:text-style-name="P4" xml:id="id385" draw:id="id385"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draw:line-skew="-0.041cm" svg:x1="14.59cm" svg:y1="4.615cm" svg:x2="5.617cm" svg:y2="5.945cm" draw:start-shape="id378" draw:start-glue-point="2" draw:end-shape="id373" draw:end-glue-point="0" svg:d="M14590 4615v624h-8973v706" svg:viewBox="0 0 8974 1331">
          <text:p/>
        </draw:connector>
        <draw:connector draw:style-name="gr228" draw:text-style-name="P4" draw:layer="layout" svg:x1="5.617cm" svg:y1="13.48cm" svg:x2="5.617cm" svg:y2="14.252cm" draw:start-shape="id377" draw:start-glue-point="2" draw:end-shape="id379" draw:end-glue-point="0" svg:d="M5617 13480v772" svg:viewBox="0 0 1 773">
          <text:p/>
        </draw:connector>
        <draw:connector draw:style-name="gr228" draw:text-style-name="P4" draw:layer="layout" svg:x1="5.617cm" svg:y1="14.986cm" svg:x2="5.617cm" svg:y2="15.559cm" draw:start-shape="id379" draw:start-glue-point="2" draw:end-shape="id380" draw:end-glue-point="0" svg:d="M5617 14986v573" svg:viewBox="0 0 1 574">
          <text:p/>
        </draw:connector>
        <draw:connector draw:style-name="gr228" draw:text-style-name="P4" draw:layer="layout" svg:x1="5.617cm" svg:y1="16.293cm" svg:x2="3.231cm" svg:y2="17.71cm" draw:start-shape="id380" draw:start-glue-point="2" draw:end-shape="id381" draw:end-glue-point="0" svg:d="M5617 16293v709h-2386v708" svg:viewBox="0 0 2387 1418">
          <text:p/>
        </draw:connector>
        <draw:connector draw:style-name="gr228" draw:text-style-name="P4" draw:layer="layout" svg:x1="3.231cm" svg:y1="18.444cm" svg:x2="5.617cm" svg:y2="19.873cm" draw:start-shape="id381" draw:start-glue-point="2" draw:end-shape="id382" draw:end-glue-point="0" svg:d="M3231 18444v715h2386v714" svg:viewBox="0 0 2387 1430">
          <text:p/>
        </draw:connector>
        <draw:frame draw:style-name="gr371" draw:text-style-name="P66" draw:layer="layout" svg:width="1.239cm" svg:height="0.577cm" svg:x="12.673cm" svg:y="2.562cm">
          <draw:text-box>
            <text:p><text:span text:style-name="T2">Ender</text:span></text:p>
          </draw:text-box>
        </draw:frame>
        <draw:custom-shape draw:style-name="gr372" draw:text-style-name="P61" xml:id="id384" draw:id="id384"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9.413cm" svg:y1="6.679cm" svg:x2="13.261cm" svg:y2="7.947cm" draw:start-shape="id383" draw:start-glue-point="2" draw:end-shape="id384" draw:end-glue-point="0" svg:d="M19413 6679v634h-6152v634" svg:viewBox="0 0 6153 1269">
          <text:p/>
        </draw:connector>
        <draw:custom-shape draw:style-name="gr373" draw:text-style-name="P61" xml:id="id390" draw:id="id390"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591cm" svg:y1="2.944cm" svg:x2="14.59cm" svg:y2="3.881cm" draw:start-shape="id385" draw:start-glue-point="8" draw:end-shape="id378" draw:end-glue-point="0" svg:d="M14591 2944v461h-1v476" svg:viewBox="0 0 2 938">
          <text:p/>
        </draw:connector>
        <draw:custom-shape draw:style-name="gr236" draw:text-style-name="P20" xml:id="id386" draw:id="id386"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5.617cm" svg:y1="8.219cm" svg:x2="3.161cm" svg:y2="9.332cm" draw:start-shape="id374" draw:start-glue-point="2" draw:end-shape="id386" draw:end-glue-point="0" svg:d="M5617 8219v557h-2456v556" svg:viewBox="0 0 2457 1114">
          <text:p/>
        </draw:connector>
        <draw:connector draw:style-name="gr228" draw:text-style-name="P4" draw:layer="layout" svg:x1="3.161cm" svg:y1="10.066cm" svg:x2="5.617cm" svg:y2="11.339cm" draw:start-shape="id386" draw:start-glue-point="2" draw:end-shape="id376" draw:end-glue-point="0" svg:d="M3161 10066v637h2456v636" svg:viewBox="0 0 2457 1274">
          <text:p/>
        </draw:connector>
        <draw:frame draw:style-name="gr107"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36" draw:text-style-name="P20" xml:id="id374" draw:id="id374"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41" draw:layer="layout" svg:x1="5.617cm" svg:y1="8.219cm" svg:x2="8.141cm" svg:y2="9.332cm" draw:start-shape="id374" draw:start-glue-point="2" draw:end-shape="id375" draw:end-glue-point="0" svg:d="M5617 8219v557h2524v556" svg:viewBox="0 0 2525 1114">
          <text:p/>
        </draw:connector>
        <draw:custom-shape draw:style-name="gr26" draw:text-style-name="P13" xml:id="id387" draw:id="id387"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5.617cm" svg:y1="16.293cm" svg:x2="8.223cm" svg:y2="17.71cm" draw:start-shape="id380" draw:start-glue-point="2" draw:end-shape="id387" draw:end-glue-point="0" svg:d="M5617 16293v709h2606v708" svg:viewBox="0 0 2607 1418">
          <text:p/>
        </draw:connector>
        <draw:connector draw:style-name="gr228" draw:text-style-name="P4" draw:layer="layout" svg:x1="8.223cm" svg:y1="18.444cm" svg:x2="5.617cm" svg:y2="19.873cm" draw:start-shape="id387" draw:start-glue-point="2" draw:end-shape="id382" draw:end-glue-point="0" svg:d="M8223 18444v715h-2606v714" svg:viewBox="0 0 2607 1430">
          <text:p/>
        </draw:connector>
        <draw:custom-shape draw:style-name="gr244" draw:text-style-name="P13" xml:id="id389" draw:id="id389"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72" draw:text-style-name="P65" xml:id="id388" draw:id="id388"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9.413cm" svg:y1="6.679cm" svg:x2="19.25cm" svg:y2="7.947cm" draw:start-shape="id383" draw:start-glue-point="2" draw:end-shape="id388" draw:end-glue-point="0" svg:d="M19413 6679v634h-163v634" svg:viewBox="0 0 164 1269">
          <text:p/>
        </draw:connector>
        <draw:connector draw:style-name="gr241" draw:layer="layout" svg:x1="13.261cm" svg:y1="8.97cm" svg:x2="13.261cm" svg:y2="9.579cm" draw:start-shape="id384" draw:start-glue-point="2" draw:end-shape="id389" draw:end-glue-point="0" svg:d="M13261 8970v609" svg:viewBox="0 0 1 610">
          <text:p/>
        </draw:connector>
        <draw:custom-shape draw:style-name="gr236" draw:text-style-name="P20" xml:id="id378" draw:id="id378"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draw:line-skew="-0.066cm" svg:x1="14.59cm" svg:y1="4.615cm" svg:x2="19.413cm" svg:y2="5.945cm" draw:start-shape="id378" draw:start-glue-point="2" draw:end-shape="id383" draw:end-glue-point="0" svg:d="M14590 4615v599h4823v731" svg:viewBox="0 0 4824 1331">
          <text:p/>
        </draw:connector>
        <draw:custom-shape draw:style-name="gr236" draw:text-style-name="P20" xml:id="id383" draw:id="id383"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9.413cm" svg:y1="6.679cm" svg:x2="24.965cm" svg:y2="7.947cm" draw:start-shape="id383" draw:start-glue-point="2" draw:end-shape="id390" draw:end-glue-point="0" svg:d="M19413 6679v634h5552v634" svg:viewBox="0 0 5553 1269">
          <text:p/>
        </draw:connector>
        <draw:custom-shape draw:style-name="gr244" draw:text-style-name="P13" xml:id="id391" draw:id="id391"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392" draw:id="id392"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74" draw:layer="layout" svg:x1="15.801cm" svg:y1="8.458cm" svg:x2="17.392cm" svg:y2="10.88cm" draw:start-shape="id384" draw:start-glue-point="1" draw:end-shape="id391" draw:end-glue-point="3" svg:d="M15801 8458h795v2422h796" svg:viewBox="0 0 1592 2423">
          <text:p/>
        </draw:connector>
        <draw:connector draw:style-name="gr374" draw:layer="layout" draw:line-skew="0.328cm" svg:x1="21.79cm" svg:y1="8.458cm" svg:x2="17.392cm" svg:y2="10.88cm" draw:start-shape="id388" draw:start-glue-point="1" draw:end-shape="id391" draw:end-glue-point="3" svg:d="M21790 8458h845v1283h-5761v1139h518" svg:viewBox="0 0 5762 2423">
          <text:p/>
        </draw:connector>
        <draw:connector draw:style-name="gr374" draw:layer="layout" svg:x1="24.965cm" svg:y1="8.97cm" svg:x2="24.965cm" svg:y2="10.513cm" draw:start-shape="id390" draw:start-glue-point="2" draw:end-shape="id392"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3</text:page-number></text:span></text:p>
        </draw:text-box>
      </draw:frame>
      <draw:frame draw:style-name="Mgr2" draw:text-style-name="MP1" draw:layer="backgroundobjects" svg:width="1.992cm" svg:height="0.421cm" svg:x="23.976cm" svg:y="20.169cm">
        <draw:text-box>
          <text:p><text:span text:style-name="MT1">12 July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3H34M34S</meta:editing-duration>
    <meta:editing-cycles>268</meta:editing-cycles>
    <meta:generator>LibreOffice/7.3.2.2$Windows_X86_64 LibreOffice_project/49f2b1bff42cfccbd8f788c8dc32c1c309559be0</meta:generator>
    <dc:date>2025-07-12T11:05:01.587000000</dc:date>
    <meta:print-date>2024-09-14T06:59:08.945000000</meta:print-date>
    <meta:document-statistic meta:object-count="987"/>
  </office:meta>
</office:document-meta>
</file>